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 svg:font-family="Mangal"/>
    <style:font-face style:name="OpenSymbol" svg:font-family="OpenSymbol"/>
    <style:font-face style:name="Calibri" svg:font-family="Calibri" style:font-family-generic="swiss"/>
    <style:font-face style:name="Inconsolata" svg:font-family="Inconsolata" style:font-adornments="Predeterminado" style:font-pitch="fixed"/>
    <style:font-face style:name="Arial" svg:font-family="Arial" style:font-family-generic="swiss" style:font-pitch="variable"/>
    <style:font-face style:name="FreeSans" svg:font-family="Free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style:language-asian="zxx" style:country-asian="none" style:language-complex="zxx" style:country-complex="none"/>
    </style:style>
    <style:style style:name="P3" style:family="paragraph" style:parent-style-name="Standard">
      <style:paragraph-properties fo:text-align="justify" style:justify-single-word="false"/>
      <style:text-properties fo:language="es" fo:country="ES"/>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ubsección">
      <style:text-properties fo:language="es" fo:country="ES" style:language-asian="zxx" style:country-asian="none" style:language-complex="zxx" style:country-complex="none"/>
    </style:style>
    <style:style style:name="P12" style:family="paragraph" style:parent-style-name="Código">
      <style:text-properties fo:font-size="10pt" fo:language="es" fo:country="ES" style:font-size-asian="10pt" style:font-size-complex="10pt"/>
    </style:style>
    <style:style style:name="P13" style:family="paragraph" style:parent-style-name="Consola">
      <style:text-properties fo:language="es" fo:country="ES"/>
    </style:style>
    <style:style style:name="P14" style:family="paragraph" style:parent-style-name="Standard" style:master-page-name="Standard">
      <style:paragraph-properties style:page-number="auto"/>
      <style:text-properties fo:language="es" fo:country="ES"/>
    </style:style>
    <style:style style:name="P15" style:family="paragraph" style:parent-style-name="Standard">
      <style:text-properties fo:language="es" fo:country="ES" style:language-asian="zxx" style:country-asian="none" style:language-complex="zxx" style:country-complex="none"/>
    </style:style>
    <style:style style:name="P16" style:family="paragraph" style:parent-style-name="Standard" style:list-style-name="L2">
      <style:text-properties fo:language="es" fo:country="ES" style:language-asian="zxx" style:country-asian="none" style:language-complex="zxx" style:country-complex="none"/>
    </style:style>
    <style:style style:name="P17" style:family="paragraph" style:parent-style-name="Standard" style:list-style-name="L3">
      <style:text-properties fo:language="es" fo:country="ES" style:language-asian="zxx" style:country-asian="none" style:language-complex="zxx" style:country-complex="none"/>
    </style:style>
    <style:style style:name="P18" style:family="paragraph" style:parent-style-name="Standard" style:list-style-name="L4">
      <style:text-properties fo:language="es" fo:country="ES" style:language-asian="zxx" style:country-asian="none" style:language-complex="zxx" style:country-complex="none"/>
    </style:style>
    <style:style style:name="P19" style:family="paragraph" style:parent-style-name="Standard" style:list-style-name="L5">
      <style:text-properties fo:language="es" fo:country="ES" style:language-asian="zxx" style:country-asian="none" style:language-complex="zxx" style:country-complex="none"/>
    </style:style>
    <style:style style:name="P20" style:family="paragraph" style:parent-style-name="Standard" style:list-style-name="L6">
      <style:text-properties fo:language="es" fo:country="ES" style:language-asian="zxx" style:country-asian="none" style:language-complex="zxx" style:country-complex="none"/>
    </style:style>
    <style:style style:name="P21" style:family="paragraph" style:parent-style-name="Standard" style:list-style-name="L7">
      <style:text-properties fo:language="es" fo:country="ES" style:language-asian="zxx" style:country-asian="none" style:language-complex="zxx" style:country-complex="none"/>
    </style:style>
    <style:style style:name="P22" style:family="paragraph" style:parent-style-name="Standard" style:list-style-name="L8">
      <style:text-properties fo:language="es" fo:country="ES" style:language-asian="zxx" style:country-asian="none" style:language-complex="zxx" style:country-complex="none"/>
    </style:style>
    <style:style style:name="P23" style:family="paragraph" style:parent-style-name="Standard" style:list-style-name="L9">
      <style:text-properties fo:language="es" fo:country="ES" style:language-asian="zxx" style:country-asian="none" style:language-complex="zxx" style:country-complex="none"/>
    </style:style>
    <style:style style:name="P24" style:family="paragraph" style:parent-style-name="Standard" style:list-style-name="L10">
      <style:text-properties fo:language="es" fo:country="ES" style:language-asian="zxx" style:country-asian="none" style:language-complex="zxx" style:country-complex="none"/>
    </style:style>
    <style:style style:name="P25" style:family="paragraph" style:parent-style-name="Standard" style:list-style-name="L11">
      <style:text-properties fo:language="es" fo:country="ES" style:language-asian="zxx" style:country-asian="none" style:language-complex="zxx" style:country-complex="none"/>
    </style:style>
    <style:style style:name="P26" style:family="paragraph" style:parent-style-name="Standard" style:list-style-name="L12">
      <style:text-properties fo:language="es" fo:country="ES" style:language-asian="zxx" style:country-asian="none" style:language-complex="zxx" style:country-complex="none"/>
    </style:style>
    <style:style style:name="P27" style:family="paragraph" style:parent-style-name="Standard" style:list-style-name="L13">
      <style:text-properties fo:language="es" fo:country="ES" style:language-asian="zxx" style:country-asian="none" style:language-complex="zxx" style:country-complex="none"/>
    </style:style>
    <style:style style:name="P28" style:family="paragraph" style:parent-style-name="Standard" style:list-style-name="L14">
      <style:text-properties fo:language="es" fo:country="ES" style:language-asian="zxx" style:country-asian="none" style:language-complex="zxx" style:country-complex="none"/>
    </style:style>
    <style:style style:name="P29" style:family="paragraph" style:parent-style-name="Standard" style:list-style-name="L15">
      <style:text-properties fo:language="es" fo:country="ES" style:language-asian="zxx" style:country-asian="none" style:language-complex="zxx" style:country-complex="none"/>
    </style:style>
    <style:style style:name="P30" style:family="paragraph" style:parent-style-name="Standard" style:list-style-name="L16">
      <style:text-properties fo:language="es" fo:country="ES" style:language-asian="zxx" style:country-asian="none" style:language-complex="zxx" style:country-complex="none"/>
    </style:style>
    <style:style style:name="P31" style:family="paragraph" style:parent-style-name="Standard" style:list-style-name="L17">
      <style:text-properties fo:language="es" fo:country="ES" style:language-asian="zxx" style:country-asian="none" style:language-complex="zxx" style:country-complex="none"/>
    </style:style>
    <style:style style:name="P32" style:family="paragraph" style:parent-style-name="Standard" style:list-style-name="L18">
      <style:text-properties fo:language="es" fo:country="ES" style:language-asian="zxx" style:country-asian="none" style:language-complex="zxx" style:country-complex="none"/>
    </style:style>
    <style:style style:name="P33" style:family="paragraph" style:parent-style-name="Standard" style:list-style-name="L19">
      <style:text-properties fo:language="es" fo:country="ES" style:language-asian="zxx" style:country-asian="none" style:language-complex="zxx" style:country-complex="none"/>
    </style:style>
    <style:style style:name="P34" style:family="paragraph" style:parent-style-name="Standard" style:list-style-name="L20">
      <style:text-properties fo:language="es" fo:country="ES" style:language-asian="zxx" style:country-asian="none" style:language-complex="zxx" style:country-complex="none"/>
    </style:style>
    <style:style style:name="P35" style:family="paragraph" style:parent-style-name="Standard" style:list-style-name="L21">
      <style:text-properties fo:language="es" fo:country="ES" style:language-asian="zxx" style:country-asian="none" style:language-complex="zxx" style:country-complex="none"/>
    </style:style>
    <style:style style:name="P36" style:family="paragraph" style:parent-style-name="Standard" style:list-style-name="L22">
      <style:text-properties fo:language="es" fo:country="ES" style:language-asian="zxx" style:country-asian="none" style:language-complex="zxx" style:country-complex="none"/>
    </style:style>
    <style:style style:name="P37" style:family="paragraph" style:parent-style-name="Standard" style:list-style-name="L23">
      <style:text-properties fo:language="es" fo:country="ES" style:language-asian="zxx" style:country-asian="none" style:language-complex="zxx" style:country-complex="none"/>
    </style:style>
    <style:style style:name="P38" style:family="paragraph" style:parent-style-name="Standard" style:list-style-name="L24">
      <style:text-properties fo:language="es" fo:country="ES" style:language-asian="zxx" style:country-asian="none" style:language-complex="zxx" style:country-complex="none"/>
    </style:style>
    <style:style style:name="P39" style:family="paragraph" style:parent-style-name="Standard" style:list-style-name="L25">
      <style:text-properties fo:language="es" fo:country="ES" style:language-asian="zxx" style:country-asian="none" style:language-complex="zxx" style:country-complex="none"/>
    </style:style>
    <style:style style:name="P40" style:family="paragraph" style:parent-style-name="Standard" style:list-style-name="L26">
      <style:text-properties fo:language="es" fo:country="ES" style:language-asian="zxx" style:country-asian="none" style:language-complex="zxx" style:country-complex="none"/>
    </style:style>
    <style:style style:name="P41" style:family="paragraph" style:parent-style-name="Standard" style:list-style-name="L27">
      <style:text-properties fo:language="es" fo:country="ES" style:language-asian="zxx" style:country-asian="none" style:language-complex="zxx" style:country-complex="none"/>
    </style:style>
    <style:style style:name="P42" style:family="paragraph" style:parent-style-name="Standard" style:list-style-name="L28">
      <style:text-properties fo:language="es" fo:country="ES" style:language-asian="zxx" style:country-asian="none" style:language-complex="zxx" style:country-complex="none"/>
    </style:style>
    <style:style style:name="P43" style:family="paragraph" style:parent-style-name="Standard">
      <style:text-properties fo:language="es" fo:country="ES" style:text-underline-style="solid" style:text-underline-width="auto" style:text-underline-color="font-color" style:language-asian="zxx" style:country-asian="none" style:language-complex="zxx" style:country-complex="none"/>
    </style:style>
    <style:style style:name="P44" style:family="paragraph" style:parent-style-name="Standard" style:list-style-name="L29">
      <style:paragraph-properties fo:text-align="justify" style:justify-single-word="false"/>
      <style:text-properties fo:color="#0066cc" fo:font-size="12pt" style:text-underline-style="solid" style:text-underline-width="auto" style:text-underline-color="font-color" fo:font-weight="bold" style:font-size-asian="12pt" style:font-weight-asian="bold" style:font-size-complex="12pt" style:font-weight-complex="bold"/>
    </style:style>
    <style:style style:name="P45" style:family="paragraph" style:parent-style-name="Standard" style:list-style-name="L29">
      <style:text-properties fo:color="#0066cc" fo:font-size="12pt" style:text-underline-style="solid" style:text-underline-width="auto" style:text-underline-color="font-color" fo:font-weight="bold" style:font-size-asian="12pt" style:font-weight-asian="bold" style:font-size-complex="12pt" style:font-weight-complex="bold"/>
    </style:style>
    <style:style style:name="P46" style:family="paragraph" style:parent-style-name="Standard">
      <style:paragraph-properties fo:text-align="justify" style:justify-single-word="false"/>
      <style:text-properties style:text-underline-style="none" fo:font-weight="normal" style:font-weight-asian="normal" style:font-weight-complex="normal"/>
    </style:style>
    <style:style style:name="P47" style:family="paragraph" style:parent-style-name="Standard">
      <style:paragraph-properties fo:text-align="justify" style:justify-single-word="false"/>
      <style:text-properties fo:font-style="italic" style:font-style-asian="italic" style:font-style-complex="italic"/>
    </style:style>
    <style:style style:name="P48"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49" style:family="paragraph" style:parent-style-name="Standard" style:list-style-name="L29">
      <style:text-properties style:text-underline-style="solid" style:text-underline-width="auto" style:text-underline-color="font-color" fo:font-weight="bold" style:font-weight-asian="bold" style:font-weight-complex="bold"/>
    </style:style>
    <style:style style:name="P50" style:family="paragraph" style:parent-style-name="Standard">
      <style:paragraph-properties fo:text-align="justify" style:justify-single-word="false"/>
    </style:style>
    <style:style style:name="P51" style:family="paragraph" style:parent-style-name="Standard">
      <style:paragraph-properties fo:text-align="justify" style:justify-single-word="false"/>
      <style:text-properties fo:font-style="normal" style:font-style-asian="normal" style:font-style-complex="normal"/>
    </style:style>
    <style:style style:name="P52" style:family="paragraph" style:parent-style-name="Segundo_20_nivel" style:list-style-name="L1">
      <style:text-properties fo:language="es" fo:country="ES" style:language-asian="zxx" style:country-asian="none" style:language-complex="zxx" style:country-complex="none"/>
    </style:style>
    <style:style style:name="P53" style:family="paragraph" style:parent-style-name="Primer_20_nivel" style:list-style-name="L1">
      <style:text-properties fo:language="es" fo:country="ES" style:language-asian="zxx" style:country-asian="none" style:language-complex="zxx" style:country-complex="none"/>
    </style:style>
    <style:style style:name="P54" style:family="paragraph" style:parent-style-name="Tercer_20_nivel" style:list-style-name="L1">
      <style:text-properties fo:language="es" fo:country="ES" style:language-asian="zxx" style:country-asian="none" style:language-complex="zxx" style:country-complex="none"/>
    </style:style>
    <style:style style:name="P55" style:family="paragraph" style:parent-style-name="Tercer_20_nivel" style:list-style-name="L1">
      <style:text-properties fo:language="es" fo:country="ES"/>
    </style:style>
    <style:style style:name="P56" style:family="paragraph" style:parent-style-name="Cuarto_20_o_20_inferior_20_nivel" style:list-style-name="L1">
      <style:text-properties fo:language="es" fo:country="ES" style:language-asian="zxx" style:country-asian="none" style:language-complex="zxx" style:country-complex="none"/>
    </style:style>
    <style:style style:name="P57" style:family="paragraph" style:parent-style-name="Subsección" style:list-style-name="L1">
      <style:text-properties fo:language="es" fo:country="ES" style:language-asian="zxx" style:country-asian="none" style:language-complex="zxx" style:country-complex="none"/>
    </style:style>
    <style:style style:name="P58" style:family="paragraph" style:parent-style-name="Contents_20_2">
      <style:paragraph-properties>
        <style:tab-stops>
          <style:tab-stop style:position="14.741cm" style:type="right" style:leader-style="dotted" style:leader-text="."/>
        </style:tab-stops>
      </style:paragraph-properties>
    </style:style>
    <style:style style:name="P59" style:family="paragraph" style:parent-style-name="Contents_20_1">
      <style:paragraph-properties>
        <style:tab-stops>
          <style:tab-stop style:position="15.24cm" style:type="right" style:leader-style="dotted" style:leader-text="."/>
        </style:tab-stops>
      </style:paragraph-properties>
    </style:style>
    <style:style style:name="P60" style:family="paragraph" style:parent-style-name="Contents_20_3">
      <style:paragraph-properties>
        <style:tab-stops>
          <style:tab-stop style:position="14.242cm" style:type="right" style:leader-style="dotted" style:leader-text="."/>
        </style:tab-stops>
      </style:paragraph-properties>
    </style:style>
    <style:style style:name="P61" style:family="paragraph" style:parent-style-name="Contents_20_4">
      <style:paragraph-properties>
        <style:tab-stops>
          <style:tab-stop style:position="13.74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OCUMENTACIÓN DEL PROYECTO "PACK IT UP"</text:p>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rimer_20_nivel"/>
          </text:index-source-styles>
          <text:index-source-styles text:outline-level="2">
            <text:index-source-style text:style-name="Segundo_20_nivel"/>
          </text:index-source-styles>
          <text:index-source-styles text:outline-level="3">
            <text:index-source-style text:style-name="Tercer_20_nivel"/>
          </text:index-source-styles>
          <text:index-source-styles text:outline-level="4">
            <text:index-source-style text:style-name="Cuarto_20_o_20_inferior_20_nivel"/>
          </text:index-source-styles>
        </text:table-of-content-source>
        <text:index-body>
          <text:index-title text:style-name="Sect2" text:name="Índice de contenido1_Head">
            <text:p text:style-name="Contents_20_Heading">Índice de contenido</text:p>
          </text:index-title>
          <text:p text:style-name="P59"><text:s/>1 ANÁLISIS DE REQUISITOS DEL SISTEMA<text:tab/>3</text:p>
          <text:p text:style-name="P58"><text:s/>1.1 AMBITO Y ALCANCE DEL PROYECTO<text:tab/>3</text:p>
          <text:p text:style-name="P60"><text:s/>1.1.1 Objetivos principales:<text:tab/>3</text:p>
          <text:p text:style-name="P60"><text:s/>1.1.2 Planificación inicial:<text:tab/>4</text:p>
          <text:p text:style-name="P60"><text:s/>1.1.3 Restricciones:<text:tab/>8</text:p>
          <text:p text:style-name="P60"><text:s/>1.1.4 Equipo de trabajo (Definir quien sera el profesor de apoyo):<text:tab/>8</text:p>
          <text:p text:style-name="P58"><text:s/>1.2 IDENTIFICAR Y DEFINIR REQUISITOS<text:tab/>9</text:p>
          <text:p text:style-name="P60"><text:s/>1.2.1 Catálogo de requisitos del sistema:<text:tab/>9</text:p>
          <text:p text:style-name="P61"><text:s/>1.2.1.1 MODULO DE TRATAMIENTO DE FICHEROS: FDHANDLER<text:tab/>9</text:p>
          <text:p text:style-name="P61"><text:s/>1.2.1.2 MODULO DE IDENTIFICACION DE ERRORES EN TIEMPO DE EJECUCIÓN<text:tab/>9</text:p>
          <text:p text:style-name="P61"><text:s/>1.2.1.3 MODULO DE MANIPULACION DE FICHEROS PIU.<text:tab/>9</text:p>
          <text:p text:style-name="P61"><text:s/>1.2.1.4 FRONTEND MODO TEXTO PARA EXTRACCIÓN.<text:tab/>9</text:p>
          <text:p text:style-name="P61"><text:s/>1.2.1.5 FRONTEND MODO TEXTO PARA CREACIÓN Y ADICCIÓN.<text:tab/>10</text:p>
          <text:p text:style-name="P61"><text:s/>1.2.1.6 FRONTEND MODO TEXTO PARA LA VISUALIZACIÓN.<text:tab/>10</text:p>
          <text:p text:style-name="P60"><text:s/>1.2.2 Identificar problemas y necesidades:<text:tab/>10</text:p>
          <text:p text:style-name="P58"><text:s/>1.3 COMPLETAR ANÁLISIS<text:tab/>10</text:p>
          <text:p text:style-name="P60"><text:s/>1.3.1 Descripción de alternativas:<text:tab/>10</text:p>
          <text:p text:style-name="P60"><text:s/>1.3.2 Análisis de productos de mercado (Presupuesto de gastos):<text:tab/>11</text:p>
          <text:p text:style-name="P59"><text:s/>2 ESPECIFICACION FUNCIONAL DEL SISTEMA<text:tab/>12</text:p>
          <text:p text:style-name="P58"><text:s/>2.1 CONSTRUCCION DEL ESQUEMA LOGICO DE DATOS DEL SISTEMA<text:tab/>12</text:p>
          <text:p text:style-name="P60"><text:soft-page-break/><text:s/>2.1.1 Estructuras de datos:<text:tab/>12</text:p>
          <text:p text:style-name="P58"><text:s/>2.2 DEFINIR INTERFACES DE USUARIO<text:tab/>13</text:p>
          <text:p text:style-name="P60"><text:s/>2.2.1 Especificación del sistema de ayuda:<text:tab/>13</text:p>
          <text:p text:style-name="P60"><text:s/>2.2.2 Desarrollo del manual de usuario:<text:tab/>13</text:p>
          <text:p text:style-name="P59"><text:s/>3 DESARROLLO DE APLICACIONES CON LA LIBRERIA LIBPIU<text:tab/>15</text:p>
          <text:p text:style-name="P58"><text:s/>3.1 DESCRIPCION DEL API <text:tab/>15</text:p>
          <text:p text:style-name="P60"><text:s/>3.1.1 Funciones para la lectura, escritura y tratamiento de ficheros:<text:tab/>15</text:p>
          <text:p text:style-name="P60"><text:s/>3.1.2 Funciones para la detección de errores en tiempo de ejecución:<text:tab/>24</text:p>
          <text:p text:style-name="P60"><text:s/>3.1.3 Funciones para carga y guardado de datos binarios para ficheros:<text:tab/>26</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43"/>
      <text:p text:style-name="P2"/>
      <text:p text:style-name="P2"/>
      <text:list xml:id="list211000069" text:style-name="L1">
        <text:list-item>
          <text:p text:style-name="P53"><text:soft-page-break/>ANÁLISIS DE REQUISITOS DEL SISTEMA</text:p>
        </text:list-item>
      </text:list>
      <text:p text:style-name="P2">A continuación encontrara información general del proyecto PackItUp, para el proyecto integrado del Grado Superior en Administración de Sistemas Informáticos.</text:p>
      <text:list xml:id="list1616579386" text:continue-numbering="true" text:style-name="L1">
        <text:list-item>
          <text:list>
            <text:list-item>
              <text:p text:style-name="P52">AMBITO Y ALCANCE DEL PROYECTO</text:p>
              <text:list>
                <text:list-item>
                  <text:p text:style-name="P54">Objetivos principales:</text:p>
                </text:list-item>
              </text:list>
            </text:list-item>
          </text:list>
        </text:list-item>
      </text:list>
      <text:p text:style-name="P2">Pack It Up es un empaquetador de ficheros compatible con sistemas POSIX. Esto es, un programa capaz de almacenar dentro de un fichero contenedor, otros ficheros mediante un sistema de archivos minimalista. Puede usarse con fines de cifrado, de compresión, o simplemente para agrupar los datos relacionados y facilitar su acceso desde otros programas.</text:p>
      <text:p text:style-name="P2">Es compatible con sistemas operativos compatibles con el estándar POSIX, esto es, con la gran mayoría de sistemas Unix actuales, tales como GNU/Linux, HP-UX, Mac OSX, y los sistemas basados en BSD, como FreeBSD.</text:p>
      <text:p text:style-name="P2">En gran parte de la documentación del programa, se referirá a Pack It Up como PIU. PIU ha sido programado en un entorno de desarrollo no integrado, esto es, usando todas las herramientas que provee un sistema Unix para el desarrollo de software, en este caso las herramientas de GNU como son:</text:p>
      <text:list xml:id="list514741153" text:style-name="L2">
        <text:list-item>
          <text:p text:style-name="P16">Compilador de GNU C (GCC)</text:p>
        </text:list-item>
        <text:list-item>
          <text:p text:style-name="P16">Depurador GNU (GDB)</text:p>
        </text:list-item>
        <text:list-item>
          <text:p text:style-name="P16">Multiplexor de consola, para trabajar con varias terminales (GNU Screen)</text:p>
        </text:list-item>
        <text:list-item>
          <text:p text:style-name="P16">GNU Make</text:p>
        </text:list-item>
        <text:list-item>
          <text:p text:style-name="P16">Cmake</text:p>
        </text:list-item>
      </text:list>
      <text:p text:style-name="P2">Para la gestión de las versiones del código se ha usado Git. Usado también para la gestión del código del kernel Linux.</text:p>
      <text:p text:style-name="P2">Para el final de desarrollo también se ha usado una herramienta muy útil ajena a la distribución GNU llamada Valgrind, la cual es un analizador de memoria en tiempo de ejecución del programa, que nos permite saber cuando y donde tenemos un fallo con la gestión de memoria del programa. </text:p>
      <text:list xml:id="list168984417" text:continue-list="list1616579386" text:style-name="L1">
        <text:list-item>
          <text:list>
            <text:list-item>
              <text:list>
                <text:list-item>
                  <text:p text:style-name="P54"><text:soft-page-break/>Planificación inicial:</text:p>
                </text:list-item>
              </text:list>
            </text:list-item>
          </text:list>
        </text:list-item>
      </text:list>
      <text:p text:style-name="P2">A continuación se exponen las fechas que han tenido relevancia en el desarrollo de PIU.</text:p>
      <text:p text:style-name="P2">Las fechas son a año 2011.</text:p>
      <text:p text:style-name="P2">25 de febrero:</text:p>
      <text:list xml:id="list286106296" text:style-name="L3">
        <text:list-item>
          <text:p text:style-name="P17">Se elige el desarrollo de un empaquetador de ficheros.</text:p>
        </text:list-item>
        <text:list-item>
          <text:p text:style-name="P17">Se fijan los requisitos del software</text:p>
        </text:list-item>
      </text:list>
      <text:p text:style-name="P2">27 de febrero:</text:p>
      <text:list xml:id="list338774981" text:style-name="L4">
        <text:list-item>
          <text:p text:style-name="P18">Se fijan las herramientas a usar. Siendo C el lenguaje de programación y las librerías POSIX, que acompaña GNU/Linux.</text:p>
        </text:list-item>
      </text:list>
      <text:p text:style-name="P2">10 de marzo:</text:p>
      <text:list xml:id="list335654311" text:style-name="L5">
        <text:list-item>
          <text:p text:style-name="P19">Una vez hechos ejemplos de prueba para aprender POSIX, se comienza a codificar FDHANDLER. Una pequeña librería de funciones para el tratamiento de datos y ficheros.</text:p>
        </text:list-item>
      </text:list>
      <text:p text:style-name="P2">11 de marzo:</text:p>
      <text:list xml:id="list1393131564" text:style-name="L6">
        <text:list-item>
          <text:p text:style-name="P20">Primera versión de FDHANDLER.</text:p>
        </text:list-item>
        <text:list-item>
          <text:p text:style-name="P20">Se crea un módulo de errores para poder identificarlos en tiempo de ejecución.</text:p>
        </text:list-item>
      </text:list>
      <text:p text:style-name="P2">15 de marzo:</text:p>
      <text:list xml:id="list2064665458" text:style-name="L7">
        <text:list-item>
          <text:p text:style-name="P21">Se crea una segunda versión de FDHANDLER, en la que se pueda usar descriptores de ficheros ya abiertos. Se añaden en el código, condicionales en tiempo de compilación, pensado para programar una versión para Windows.</text:p>
        </text:list-item>
      </text:list>
      <text:p text:style-name="P2">21 de marzo:</text:p>
      <text:list xml:id="list1178807714" text:style-name="L8">
        <text:list-item>
          <text:p text:style-name="P22">Se comienza a plantear el formato del fichero PIU.</text:p>
        </text:list-item>
      </text:list>
      <text:p text:style-name="P2">27 de marzo:</text:p>
      <text:list xml:id="list772488162" text:style-name="L9">
        <text:list-item>
          <text:p text:style-name="P23">Primer intento de leer la información de cabecera de un fichero PIU escrito a mano con BLESS.</text:p>
          <text:p text:style-name="P23"/>
        </text:list-item>
      </text:list>
      <text:p text:style-name="P2"><text:soft-page-break/>10 Abril:</text:p>
      <text:list xml:id="list1819795898" text:style-name="L10">
        <text:list-item>
          <text:p text:style-name="P24">Pack It Up es ahora capaz de leer la cabecera de ficheros PIU. Se implementa un frontend llamado piuview. Un visor de archivos PIU, usando las funciones anteriores.</text:p>
        </text:list-item>
      </text:list>
      <text:list xml:id="list1355333593" text:continue-list="list772488162" text:style-name="L9">
        <text:list-item>
          <text:p text:style-name="P23">Se realizan las pruebas para escribir archivos PIU.</text:p>
        </text:list-item>
      </text:list>
      <text:p text:style-name="P2">26 Abril:</text:p>
      <text:list xml:id="list1857040112" text:style-name="L11">
        <text:list-item>
          <text:p text:style-name="P25">Primera versión de las funciones necesarias para escribir archivos PIU</text:p>
        </text:list-item>
      </text:list>
      <text:p text:style-name="P2">8 Mayo:</text:p>
      <text:list xml:id="list1469157807" text:style-name="L12">
        <text:list-item>
          <text:p text:style-name="P26">Se crea un nuevo repositorio Git, debido a archivo corrupto.</text:p>
        </text:list-item>
        <text:list-item>
          <text:p text:style-name="P26">El fichero de configuración de Cmake y el directorio de documentación se añaden al repositorio.</text:p>
        </text:list-item>
        <text:list-item>
          <text:p text:style-name="P26">Se borra archivos temporales de vim encontrados dentro del repositorio.</text:p>
        </text:list-item>
        <text:list-item>
          <text:p text:style-name="P26">Se renombran ciertos targets del fichero make y se escribe el procedimiento free_data()</text:p>
        </text:list-item>
      </text:list>
      <text:p text:style-name="P2">17 Mayo:</text:p>
      <text:list xml:id="list1109596033" text:style-name="L13">
        <text:list-item>
          <text:p text:style-name="P27">Se escribe la primera y segunda versión de las funciones para añadir ficheros.</text:p>
        </text:list-item>
      </text:list>
      <text:p text:style-name="P2">12 Junio:</text:p>
      <text:list xml:id="list1153231012" text:style-name="L14">
        <text:list-item>
          <text:p text:style-name="P28">Primer esbozo de frontend para la inclusión de nuevos ficheros a un contenedor existente.</text:p>
        </text:list-item>
        <text:list-item>
          <text:p text:style-name="P28">Se sigue trabajando en el diseño de la función addfile().</text:p>
        </text:list-item>
      </text:list>
      <text:p text:style-name="P2">12 Julio:</text:p>
      <text:list xml:id="list119857314" text:style-name="L15">
        <text:list-item>
          <text:p text:style-name="P29">Se reescriben ciertas partes de código que usa las estructuras de cabecera de ficheros PIU.</text:p>
        </text:list-item>
        <text:list-item>
          <text:p text:style-name="P29">Se usan macros para una mejor lectura del código.</text:p>
        </text:list-item>
      </text:list>
      <text:p text:style-name="P2"/>
      <text:p text:style-name="P2"/>
      <text:p text:style-name="P2"><text:soft-page-break/>19 Julio:</text:p>
      <text:list xml:id="list839469763" text:style-name="L16">
        <text:list-item>
          <text:p text:style-name="P30">Se cambia el estilo de nombrado de funciones. Ahora todas las funciones, excepto aquellos pertenecientes a el módulo de errores, son llamadas sin barras bajas entre palabras.</text:p>
        </text:list-item>
        <text:list-item>
          <text:p text:style-name="P30">Se renombran las macros pertenecientes al módulo FDHandler, de forma que sigue el mismo estilo que las funciones, excepto que son llamadas en mayúsculas.</text:p>
        </text:list-item>
      </text:list>
      <text:p text:style-name="P2">22 Julio:</text:p>
      <text:list xml:id="list829686307" text:style-name="L17">
        <text:list-item>
          <text:p text:style-name="P31">Reescritura de la función que escribe ficheros piu. Por el momento solo escribe la cabecera del fichero.</text:p>
        </text:list-item>
      </text:list>
      <text:p text:style-name="P2">28 Julio:</text:p>
      <text:list xml:id="list1360159968" text:style-name="L18">
        <text:list-item>
          <text:p text:style-name="P32">Se añade una macro mas al módulo errors, para definir un tipo mas de fallo en tiempo de ejecución. En este caso detecta cuando un fichero no ha podido ser abierto.</text:p>
        </text:list-item>
        <text:list-item>
          <text:p text:style-name="P32">La función writepiu() ahora comprueba que el descriptor de fichero que le da el sistema para el fichero PIU abierto sea un descriptor válido. De lo contrario se dará un error de fallo de apertura.</text:p>
        </text:list-item>
        <text:list-item>
          <text:p text:style-name="P32">Se soluciona un fallo en el código de writepiu(), el cual pasaba como argumento a la función de escritura de archivos una variable errónea.</text:p>
        </text:list-item>
        <text:list-item>
          <text:p text:style-name="P32">Se escribe de nuevo una gran porción del código de writepiu(), esta vez para testear su correcto funcionamiento. Aun esta función no es usable para el programa.</text:p>
        </text:list-item>
        <text:list-item>
          <text:p text:style-name="P32">Se corrige código en el fichero de pruebas para el módulo FDHandler.</text:p>
        </text:list-item>
        <text:list-item>
          <text:p text:style-name="P32">Se corrige un fallo grave en la función que recupera la lista de ficheros de la cabecera de un contenedor PIU. Producía un desbordamiento de buffer.</text:p>
        </text:list-item>
      </text:list>
      <text:p text:style-name="P2"/>
      <text:p text:style-name="P2"/>
      <text:p text:style-name="P2"/>
      <text:p text:style-name="P2"><text:soft-page-break/>4 Agosto:</text:p>
      <text:list xml:id="list2028281769" text:style-name="L19">
        <text:list-item>
          <text:p text:style-name="P33">Se sustituye la llamada de sistema open() por la función fileopen(), en el código de savetofile() perteneciente al módulo fdhandler.</text:p>
        </text:list-item>
        <text:list-item>
          <text:p text:style-name="P33">Se actualiza el código de el programa view, para que llame a las funciones con los nombres que se les dieron en el último estilo de nombrado.</text:p>
        </text:list-item>
        <text:list-item>
          <text:p text:style-name="P33">Se escribe la función para abrir(cargar) ficheros piu. Openpiufile()</text:p>
        </text:list-item>
        <text:list-item>
          <text:p text:style-name="P33">Se escribe la función que crea un fichero PIU vacío en memoria. Createpiufile()</text:p>
        </text:list-item>
        <text:list-item>
          <text:p text:style-name="P33">Se repasan las funciones addfile() y writepiu() y se añaden al módulo piu. Ahora ambas funciones están totalmente operativas y se pueden usar para desarrollar aplicaciones.</text:p>
        </text:list-item>
      </text:list>
      <text:p text:style-name="P2">15 Agosto:</text:p>
      <text:list xml:id="list969165582" text:style-name="L20">
        <text:list-item>
          <text:p text:style-name="P34">Solucionado bug en openpiufile(): No estaba copiando la información de tamaño desde la estructura apropiada.</text:p>
        </text:list-item>
        <text:list-item>
          <text:p text:style-name="P34">Se añade un nuevo target (piuadd) al proyecto, en el fichero CmakeLists.txt, para que cmake cree el fichero makefile correspondiente.</text:p>
        </text:list-item>
        <text:list-item>
          <text:p text:style-name="P34">Se solucionan fallos de violación de segmento en openpiufile().</text:p>
        </text:list-item>
        <text:list-item>
          <text:p text:style-name="P34">También se soluciona un fallo que impedía que openpiufile() cargase los datos correctamente. Un fallo de desfase en la posición del cursor de lectura.</text:p>
        </text:list-item>
      </text:list>
      <text:p text:style-name="P2">23 Agosto:</text:p>
      <text:list xml:id="list1100430103" text:style-name="L21">
        <text:list-item>
          <text:p text:style-name="P35">Se añade nuevo target (piuextract) al proyecto, en el fichero CmakeLists.txt, para que cmake cree el fichero makefile correspondiente.</text:p>
        </text:list-item>
        <text:list-item>
          <text:p text:style-name="P35">Se implementa un sencillo sistema de tratamiento de cadenas basado en una estructura que contiene un puntero a caracteres y un entero que lleva la cuenta de los caracteres que contiene.</text:p>
        </text:list-item>
        <text:list-item>
          <text:p text:style-name="P35">Se crea una estructura de datos adicional que permite actuar de vector de cadenas de caracteres. </text:p>
        </text:list-item>
        <text:list-item>
          <text:p text:style-name="P35">Se escribe una función que permite separar un PIUSTRING (cadena de caracteres propia de PIU) dado un carácter que actuará de separador.</text:p>
        </text:list-item>
        <text:list-item>
          <text:p text:style-name="P35"><text:soft-page-break/>Se escribe una función la cual elimina de una ruta hacia un archivo o directorio almacenada en un PIUSTRING, los caracteres correspondientes a una ruta relativa que se refieren al directorio padre del actual.</text:p>
        </text:list-item>
        <text:list-item>
          <text:p text:style-name="P35">Crea una ruta completa en el sistema de ficheros, dada una cadena de caracteres PIUSTRING como parámetro.</text:p>
        </text:list-item>
      </text:list>
      <text:p text:style-name="P2">8 Septiembre:</text:p>
      <text:list xml:id="list101640474" text:style-name="L22">
        <text:list-item>
          <text:p text:style-name="P36">Ahora piuadd cuando no pueda abrir un fichero piu, en vez de terminar la ejecución del programa, intentará crear un nuevo fichero con el mismo nombre dado.</text:p>
        </text:list-item>
        <text:list-item>
          <text:p text:style-name="P36">Se vuelven a enumerar los errores que piuadd devuelve a la shell de sistema.</text:p>
        </text:list-item>
        <text:list-item>
          <text:p text:style-name="P36">Se investiga el uso de lectura de directorios, para añadir archivos con piuadd.</text:p>
        </text:list-item>
        <text:list-item>
          <text:p text:style-name="P36">Se reescribe rmparentpathname(), de forma que no solo borre la primera coincidencia con los caracteres de directorio padre y de directorio raíz.</text:p>
        </text:list-item>
      </text:list>
      <text:p text:style-name="P2"/>
      <text:list xml:id="list1739670810" text:continue-list="list168984417" text:style-name="L1">
        <text:list-item>
          <text:list>
            <text:list-item>
              <text:list>
                <text:list-item>
                  <text:p text:style-name="P54">Restricciones:</text:p>
                </text:list-item>
              </text:list>
            </text:list-item>
          </text:list>
        </text:list-item>
      </text:list>
      <text:p text:style-name="P2">Pack It Up ha sido desarrollado para funcionar en un sistema compatible con POSIX. Esto es, con <text:s/>la gran mayoría de sistemas Unix actuales, tales como GNU/Linux, HP-UX, Mac OSX, y los sistemas basados en BSD, como FreeBSD. Se recomienda que el sistema donde sea instalado cumpla los siguientes requisitos.</text:p>
      <text:list xml:id="list1298214117" text:style-name="L23">
        <text:list-item>
          <text:p text:style-name="P37">Libgcc versión 4.5.2</text:p>
        </text:list-item>
        <text:list-item>
          <text:p text:style-name="P37">coreutils versión 8.5</text:p>
        </text:list-item>
        <text:list-item>
          <text:p text:style-name="P37">binutils 2.21.0</text:p>
        </text:list-item>
        <text:list-item>
          <text:p text:style-name="P37">kernel 2.6.20</text:p>
        </text:list-item>
      </text:list>
      <text:list xml:id="list94576255" text:continue-list="list1739670810" text:style-name="L1">
        <text:list-item>
          <text:list>
            <text:list-item>
              <text:list>
                <text:list-item>
                  <text:p text:style-name="P54">Equipo de trabajo (Definir quien sera el profesor de apoyo):</text:p>
                </text:list-item>
              </text:list>
            </text:list-item>
          </text:list>
        </text:list-item>
      </text:list>
      <text:list xml:id="list1851280848" text:style-name="L24">
        <text:list-item>
          <text:p text:style-name="P38">Analista / Programador: Adrián Pérez Heredia</text:p>
        </text:list-item>
        <text:list-item>
          <text:p text:style-name="P38">Apoyo: ¿?</text:p>
          <text:p text:style-name="P38"/>
        </text:list-item>
      </text:list>
      <text:list xml:id="list2085467427" text:continue-list="list94576255" text:style-name="L1">
        <text:list-item>
          <text:list>
            <text:list-item>
              <text:p text:style-name="P52"><text:soft-page-break/>IDENTIFICAR Y DEFINIR REQUISITOS</text:p>
              <text:list>
                <text:list-item>
                  <text:p text:style-name="P54">Catálogo de requisitos del sistema:</text:p>
                </text:list-item>
              </text:list>
            </text:list-item>
          </text:list>
        </text:list-item>
      </text:list>
      <text:p text:style-name="P2">Lo que va a leer a continuación son los requisitos del sistema PackItUp, que casualmente coinciden con las diferentes partes o módulos del programa. Cada parte esta claramente diferenciada y separada en carpetas en el código fuente, por lo cual le será fácil acceder a ellos.</text:p>
      <text:list xml:id="list634226468" text:continue-numbering="true" text:style-name="L1">
        <text:list-item>
          <text:list>
            <text:list-item>
              <text:list>
                <text:list-item>
                  <text:list>
                    <text:list-item>
                      <text:p text:style-name="P56">MODULO DE TRATAMIENTO DE FICHEROS: FDHANDLER</text:p>
                    </text:list-item>
                  </text:list>
                </text:list-item>
              </text:list>
            </text:list-item>
          </text:list>
        </text:list-item>
      </text:list>
      <text:p text:style-name="P2">FDHandler es un módulo para el tratamiento de datos provenientes de un fichero. Permite cargar datos desde un fichero de diferentes formas, así como guardar datos en ellos. Facilita la lectura de los datos creando una estructura que contiene los datos leídos y el tamaño total de estos datos.</text:p>
      <text:list xml:id="list156684438" text:continue-numbering="true" text:style-name="L1">
        <text:list-item>
          <text:list>
            <text:list-item>
              <text:list>
                <text:list-item>
                  <text:list>
                    <text:list-item>
                      <text:p text:style-name="P56">MODULO DE IDENTIFICACION DE ERRORES EN TIEMPO DE EJECUCIÓN</text:p>
                    </text:list-item>
                  </text:list>
                </text:list-item>
              </text:list>
            </text:list-item>
          </text:list>
        </text:list-item>
      </text:list>
      <text:p text:style-name="P2">El módulo esta presente en el código fuente como "errors", y documenta los distintos errores que el programa va a ser capaz de detectar en tiempo de ejecución, de forma que cuando ocurra, muestre un mensaje acerca del error que se ha producido en tiempo de ejecución. Muy útil a la hora de depurar el programa.</text:p>
      <text:list xml:id="list1121041097" text:continue-numbering="true" text:style-name="L1">
        <text:list-item>
          <text:list>
            <text:list-item>
              <text:list>
                <text:list-item>
                  <text:list>
                    <text:list-item>
                      <text:p text:style-name="P56">MODULO DE MANIPULACION DE FICHEROS PIU.</text:p>
                    </text:list-item>
                  </text:list>
                </text:list-item>
              </text:list>
            </text:list-item>
          </text:list>
        </text:list-item>
      </text:list>
      <text:p text:style-name="P2">Este es el módulo principal de todo el proyecto. Utilizando los otros dos módulos expuestos, creará y tratará ficheros con el formato PIU, permitiendo crear nuevos ficheros PIU contenedores, añadir ficheros a un contenedor existente, leer el contenido de un contenedor para saber los ficheros que contiene y extraer los contenidos que contiene.</text:p>
      <text:list xml:id="list1749492218" text:continue-numbering="true" text:style-name="L1">
        <text:list-item>
          <text:list>
            <text:list-item>
              <text:list>
                <text:list-item>
                  <text:list>
                    <text:list-item>
                      <text:p text:style-name="P56">FRONTEND MODO TEXTO PARA EXTRACCIÓN.</text:p>
                    </text:list-item>
                  </text:list>
                </text:list-item>
              </text:list>
            </text:list-item>
          </text:list>
        </text:list-item>
      </text:list>
      <text:p text:style-name="P2">Este comando de consola implementa las funciones de extracción de la librería PIU, y permite la extracción de los ficheros contenidos en un archivo PIU.</text:p>
      <text:p text:style-name="P2"/>
      <text:p text:style-name="P2"/>
      <text:p text:style-name="P2"/>
      <text:p text:style-name="P2"/>
      <text:list xml:id="list1356794159" text:continue-numbering="true" text:style-name="L1">
        <text:list-item>
          <text:list>
            <text:list-item>
              <text:list>
                <text:list-item>
                  <text:list>
                    <text:list-item>
                      <text:p text:style-name="P56"><text:soft-page-break/>FRONTEND MODO TEXTO PARA CREACIÓN Y ADICCIÓN.</text:p>
                    </text:list-item>
                  </text:list>
                </text:list-item>
              </text:list>
            </text:list-item>
          </text:list>
        </text:list-item>
      </text:list>
      <text:p text:style-name="P2">Este comando de consola implementa las funciones de creación de contenedores y adicción de archivos de la librería PIU, y permite la extracción de los ficheros contenido en un archivo PIU.</text:p>
      <text:list xml:id="list51524915" text:continue-numbering="true" text:style-name="L1">
        <text:list-item>
          <text:list>
            <text:list-item>
              <text:list>
                <text:list-item>
                  <text:list>
                    <text:list-item>
                      <text:p text:style-name="P56">FRONTEND MODO TEXTO PARA LA VISUALIZACIÓN.</text:p>
                    </text:list-item>
                  </text:list>
                </text:list-item>
              </text:list>
            </text:list-item>
          </text:list>
        </text:list-item>
      </text:list>
      <text:p text:style-name="P2">Este comando de consola implementa las funciones de visualización de la librería PIU. Se puede ver qué ficheros contiene y cuanto ocupan sin necesidad de extraer los ficheros fuera del contenedor.</text:p>
      <text:list xml:id="list1140148955" text:continue-numbering="true" text:style-name="L1">
        <text:list-item>
          <text:list>
            <text:list-item>
              <text:list>
                <text:list-item>
                  <text:p text:style-name="P54">Identificar problemas y necesidades:</text:p>
                </text:list-item>
              </text:list>
            </text:list-item>
          </text:list>
        </text:list-item>
      </text:list>
      <text:p text:style-name="P2">Lo que vas a leer a continuación, son los paquetes de software que puede usted necesitar para compilar y ejecutar PackItUp en sus equipos.</text:p>
      <text:list xml:id="list1189248528" text:style-name="L25">
        <text:list-item>
          <text:p text:style-name="P39">Equipo con sistema operativo compatible con UNIX y el estándar POSIX.</text:p>
        </text:list-item>
      </text:list>
      <text:list xml:id="list776421756" text:style-name="L26">
        <text:list-item>
          <text:p text:style-name="P40">Sistema operativo GNU/Linux, *BSD, o MacOS X</text:p>
        </text:list-item>
        <text:list-item>
          <text:p text:style-name="P40">libgcc</text:p>
        </text:list-item>
        <text:list-item>
          <text:p text:style-name="P40">binutils</text:p>
        </text:list-item>
        <text:list-item>
          <text:p text:style-name="P40">coreutils</text:p>
        </text:list-item>
        <text:list-item>
          <text:p text:style-name="P40">PC o MAC basado en x86 o x64 con mas de 256 MB de RAM.</text:p>
        </text:list-item>
      </text:list>
      <text:list xml:id="list1358593068" text:continue-list="list1140148955" text:style-name="L1">
        <text:list-item>
          <text:list>
            <text:list-item>
              <text:p text:style-name="P52">COMPLETAR ANÁLISIS</text:p>
              <text:list>
                <text:list-item>
                  <text:p text:style-name="P54">Descripción de alternativas:</text:p>
                  <text:p text:style-name="P57">Lenguajes:</text:p>
                </text:list-item>
              </text:list>
            </text:list-item>
          </text:list>
        </text:list-item>
      </text:list>
      <text:p text:style-name="P2">Debido a que el proyecto tiene un perfil de bajo nivel de complejidad, y de que es un buen proyecto para programarlo en un lenguaje de sistema, se eligió C para el desarrollo del backend, dejando a la elección de el programador de el frontend gráfico en que lenguaje programarlo. Se eligió C frente a las siguientes alternativas:</text:p>
      <text:list xml:id="list325724153" text:style-name="L27">
        <text:list-item>
          <text:p text:style-name="P41">C++</text:p>
        </text:list-item>
        <text:list-item>
          <text:p text:style-name="P41">Java</text:p>
        </text:list-item>
        <text:list-item>
          <text:p text:style-name="P41">Python</text:p>
        </text:list-item>
      </text:list>
      <text:p text:style-name="P11"><text:soft-page-break/>Frameworks y librerías:</text:p>
      <text:p text:style-name="P2">Se optó por usar las llamadas del sistema que proporciona linux, compatibles con el estándar POSIX. Ya que no requiere de la instalación adicional de ninguna librería a parte en la mayoría de sistemas operativos compatibles con UNIX y POSIX. Las siguientes eran alternativas:</text:p>
      <text:list xml:id="list1689096101" text:style-name="L28">
        <text:list-item>
          <text:p text:style-name="P42">Boost para C</text:p>
        </text:list-item>
        <text:list-item>
          <text:p text:style-name="P42">Librerías QT en C++</text:p>
        </text:list-item>
      </text:list>
      <text:p text:style-name="P11">Entornos de desarrollo (IDE's):</text:p>
      <text:p text:style-name="P2">Se optó por usar las herramientas que ofrece un entorno Unix para desarrollar software. Unix, y GNU en concreto ofrecen una serie de herramientas que merecía la pena investigar sobre su uso, ya que son las herramientas que usan los entornos de desarrollo integrados. </text:p>
      <text:p text:style-name="P2">De tal forma que se ha desarrollado Pack It Up usando Vim; como <text:s/>editor de código con resaltado de sintaxis, auto-completado y autoindentación, GCC; como compilador, CMAKE; como generador de archivos makefile para proyectos, y GDB; como depurador de código. </text:p>
      <text:p text:style-name="P2">De esta forma, nos queda un entorno de desarrollo completo, no integrado, pero sin la necesidad de usar herramientas que no podamos usar si no disponemos de un entorno gráfico.</text:p>
      <text:list xml:id="list406336902" text:continue-list="list1358593068" text:style-name="L1">
        <text:list-item>
          <text:list>
            <text:list-item>
              <text:list>
                <text:list-item>
                  <text:p text:style-name="P54">Análisis de productos de mercado (Presupuesto de gastos):</text:p>
                </text:list-item>
              </text:list>
            </text:list-item>
          </text:list>
        </text:list-item>
      </text:list>
      <text:p text:style-name="P2">No se necesitaría nada mas que un PC con alguna distribución de GNU/Linux, o sistema operativo compatible con UNIX para usar Pack It Up.</text:p>
      <text:p text:style-name="P2"/>
      <text:p text:style-name="P2"/>
      <text:p text:style-name="P2"/>
      <text:p text:style-name="P2"/>
      <text:p text:style-name="P2"/>
      <text:p text:style-name="P2"/>
      <text:list xml:id="list1911377797" text:continue-numbering="true" text:style-name="L1">
        <text:list-item>
          <text:p text:style-name="P53"><text:soft-page-break/>ESPECIFICACION FUNCIONAL DEL SISTEMA</text:p>
          <text:list>
            <text:list-item>
              <text:p text:style-name="P52">CONSTRUCCION DEL ESQUEMA LOGICO DE DATOS DEL SISTEMA</text:p>
              <text:list>
                <text:list-item>
                  <text:p text:style-name="P54">Estructuras de datos:</text:p>
                </text:list-item>
              </text:list>
            </text:list-item>
          </text:list>
        </text:list-item>
      </text:list>
      <text:p text:style-name="P2">Este programa almacena los ficheros en un formato propio. No usa por tanto SQL ni bases de datos relacionales. A continuación lo que encontrarás es una lista de las estructuras de datos:</text:p>
      <text:p text:style-name="P12">typedef struct{</text:p>
      <text:p text:style-name="P12"><text:s text:c="4"/>char *filename;</text:p>
      <text:p text:style-name="P12"><text:s text:c="4"/>unsigned long int size;</text:p>
      <text:p text:style-name="P12">}FILEINFO;</text:p>
      <text:p text:style-name="P12"/>
      <text:p text:style-name="P12">typedef struct{</text:p>
      <text:p text:style-name="P12"><text:s text:c="4"/>int filecount;</text:p>
      <text:p text:style-name="P12"><text:s text:c="4"/>FILEINFO *fileinfo;</text:p>
      <text:p text:style-name="P12">}FILELIST;</text:p>
      <text:p text:style-name="P12"/>
      <text:p text:style-name="P12">typedef struct{</text:p>
      <text:p text:style-name="P12"><text:s text:c="4"/>int flistsize;</text:p>
      <text:p text:style-name="P12"><text:s text:c="4"/>FILELIST filelist;</text:p>
      <text:p text:style-name="P12">}HEADERINFO;</text:p>
      <text:p text:style-name="P12"/>
      <text:p text:style-name="P12">typedef struct{</text:p>
      <text:p text:style-name="P12"><text:s text:c="4"/>HEADERINFO *header;</text:p>
      <text:p text:style-name="P12"><text:s text:c="4"/>DATA *filedata;</text:p>
      <text:p text:style-name="P12">}PIUFILE;</text:p>
      <text:p text:style-name="P12"/>
      <text:p text:style-name="P12">typedef struct{</text:p>
      <text:p text:style-name="P12"><text:s text:c="4"/>char *str;</text:p>
      <text:p text:style-name="P12"><text:s text:c="4"/>int len;</text:p>
      <text:p text:style-name="P12">}PIUSTRING;</text:p>
      <text:p text:style-name="P12"/>
      <text:p text:style-name="P12">typedef struct{</text:p>
      <text:p text:style-name="P12"><text:s text:c="4"/>PIUSTRING *items;</text:p>
      <text:p text:style-name="P12"><text:s text:c="4"/>int nitems;</text:p>
      <text:p text:style-name="P12">}PIUSTRARR;</text:p>
      <text:p text:style-name="P12"/>
      <text:p text:style-name="P12">typedef struct </text:p>
      <text:p text:style-name="P12">{ </text:p>
      <text:p text:style-name="P12"><text:s text:c="4"/>void *data; </text:p>
      <text:p text:style-name="P12"><text:s text:c="4"/>unsigned long size; </text:p>
      <text:p text:style-name="P12">}DATA;</text:p>
      <text:list xml:id="list2158180253" text:continue-numbering="true" text:style-name="L1">
        <text:list-item>
          <text:list>
            <text:list-item>
              <text:p text:style-name="P52"><text:soft-page-break/>DEFINIR INTERFACES DE USUARIO</text:p>
              <text:list>
                <text:list-item>
                  <text:p text:style-name="P54">Especificación del sistema de ayuda:</text:p>
                </text:list-item>
              </text:list>
            </text:list-item>
          </text:list>
        </text:list-item>
      </text:list>
      <text:p text:style-name="P1">La ayuda de Pack It Up está disponible como páginas man, para cada comando en la sección 1. La ayuda ha sido escrita usando las plantillas que proporciona el programa gmanedit.</text:p>
      <text:list xml:id="list301696365" text:continue-numbering="true" text:style-name="L1">
        <text:list-item>
          <text:list>
            <text:list-item>
              <text:list>
                <text:list-item>
                  <text:p text:style-name="P54">Desarrollo del manual de usuario:</text:p>
                </text:list-item>
              </text:list>
            </text:list-item>
          </text:list>
        </text:list-item>
      </text:list>
      <text:p text:style-name="P13">piuview(1) <text:s text:c="20"/>Pack It Up Manual <text:s text:c="19"/>piuview(1) </text:p>
      <text:p text:style-name="P13"/>
      <text:p text:style-name="P13"/>
      <text:p text:style-name="P13">NAME </text:p>
      <text:p text:style-name="P13"><text:s text:c="7"/>piuview <text:s/>- <text:s/>Reads <text:s/>the <text:s/>header of a piu file and prints a list of files </text:p>
      <text:p text:style-name="P13"><text:s text:c="7"/>that are inside the piu file. </text:p>
      <text:p text:style-name="P13"/>
      <text:p text:style-name="P13"><text:s text:c="7"/>piuview [PIUFILE] </text:p>
      <text:p text:style-name="P13"/>
      <text:p text:style-name="P13">DESCRIPTION </text:p>
      <text:p text:style-name="P13"><text:s text:c="7"/>This manual page explains the <text:s/>piuview <text:s/>program. <text:s/>The <text:s/>piuview <text:s/>program </text:p>
      <text:p text:style-name="P13"><text:s text:c="7"/>reads <text:s/>the <text:s/>header <text:s/>from <text:s/>a piu file PIUFILE and prints a list of files </text:p>
      <text:p text:style-name="P13"><text:s text:c="7"/>that are inside the specified piu file. </text:p>
      <text:p text:style-name="P13"/>
      <text:p text:style-name="P13">AUTHOR </text:p>
      <text:p text:style-name="P13"><text:s text:c="7"/>Adrián Pérez Heredia, &lt;aperezhrd@gmail.com&gt;. </text:p>
      <text:p text:style-name="P13"/>
      <text:p text:style-name="P13">SEE ALSO </text:p>
      <text:p text:style-name="P13"><text:s text:c="7"/>piuextract(1), piuadd(1) </text:p>
      <text:p text:style-name="P13"/>
      <text:p text:style-name="P13"><text:s text:c="35"/>11/09/11 <text:s text:c="24"/>piuview(1)</text:p>
      <text:p text:style-name="P1"/>
      <text:p text:style-name="P1"/>
      <text:p text:style-name="P1"/>
      <text:p text:style-name="P1"/>
      <text:p text:style-name="P1"/>
      <text:p text:style-name="P1"/>
      <text:p text:style-name="P1"/>
      <text:p text:style-name="P1"/>
      <text:p text:style-name="P1"/>
      <text:p text:style-name="P13"><text:soft-page-break/>piuadd(1) <text:s text:c="21"/>Pack It Up Manual <text:s text:c="20"/>piuadd(1) </text:p>
      <text:p text:style-name="P13"/>
      <text:p text:style-name="P13"/>
      <text:p text:style-name="P13">NAME </text:p>
      <text:p text:style-name="P13"><text:s text:c="7"/>piuadd - Adds files to an existing piu file, or creates a new one. </text:p>
      <text:p text:style-name="P13"/>
      <text:p text:style-name="P13"><text:s text:c="7"/>piuadd [PIUFILE] [FILE]... </text:p>
      <text:p text:style-name="P13"/>
      <text:p text:style-name="P13">DESCRIPTION </text:p>
      <text:p text:style-name="P13"><text:s text:c="7"/>This <text:s/>manual <text:s/>page explains the piuadd program. The piuadd program adds </text:p>
      <text:p text:style-name="P13"><text:s text:c="7"/>files FILE... into an existing piu file PIUFILE. If <text:s/>PIUFILE <text:s/>does <text:s/>not </text:p>
      <text:p text:style-name="P13"><text:s text:c="7"/>exists, piuadd will create it. </text:p>
      <text:p text:style-name="P13"/>
      <text:p text:style-name="P13">AUTHOR </text:p>
      <text:p text:style-name="P13"><text:s text:c="7"/>Adrián Pérez Heredia, &lt;aperezhrd@gmail.com&gt;. </text:p>
      <text:p text:style-name="P13"/>
      <text:p text:style-name="P13">SEE ALSO </text:p>
      <text:p text:style-name="P13"><text:s text:c="7"/>piuextract(1), piuview(1) </text:p>
      <text:p text:style-name="P13"/>
      <text:p text:style-name="P13"><text:s text:c="35"/>11/09/11 <text:s text:c="25"/>piuadd(1)</text:p>
      <text:p text:style-name="P1"/>
      <text:p text:style-name="P13">piuextract(1) <text:s text:c="17"/>Pack It Up Manual <text:s text:c="16"/>piuextract(1) </text:p>
      <text:p text:style-name="P13"/>
      <text:p text:style-name="P13"/>
      <text:p text:style-name="P13"/>
      <text:p text:style-name="P13">NAME </text:p>
      <text:p text:style-name="P13"><text:s text:c="7"/>piuextract - extract files from a piu file. </text:p>
      <text:p text:style-name="P13"/>
      <text:p text:style-name="P13"><text:s text:c="7"/>piuextract [PIUFILE] [path] </text:p>
      <text:p text:style-name="P13"/>
      <text:p text:style-name="P13">DESCRIPTION </text:p>
      <text:p text:style-name="P13"><text:s text:c="7"/>This <text:s/>manual <text:s/>page explains the piuextract program. The piuextract pro‐ </text:p>
      <text:p text:style-name="P13"><text:s text:c="7"/>gram extracts files from a piu file PIUFILE into the PATH specified. </text:p>
      <text:p text:style-name="P13"/>
      <text:p text:style-name="P13">AUTHOR </text:p>
      <text:p text:style-name="P13"><text:s text:c="7"/>Adrián Pérez Heredia, &lt;aperezhrd@gmail.com&gt;. </text:p>
      <text:p text:style-name="P13"/>
      <text:p text:style-name="P13">SEE ALSO </text:p>
      <text:p text:style-name="P13"><text:s text:c="7"/>piuview(1), piuadd(1) </text:p>
      <text:p text:style-name="P13"/>
      <text:p text:style-name="P13"><text:s text:c="35"/>11/09/11 <text:s text:c="21"/>piuextract(1)</text:p>
      <text:p text:style-name="P1"/>
      <text:p text:style-name="P1"/>
      <text:p text:style-name="P1"/>
      <text:p text:style-name="P1"/>
      <text:list xml:id="list312057757" text:continue-numbering="true" text:style-name="L1">
        <text:list-item>
          <text:p text:style-name="P53"><text:soft-page-break/>DESARROLLO DE APLICACIONES CON LA LIBRERIA LIBPIU</text:p>
          <text:list>
            <text:list-item>
              <text:p text:style-name="P52">DESCRIPCION DEL API </text:p>
            </text:list-item>
          </text:list>
        </text:list-item>
      </text:list>
      <text:p text:style-name="P1">A continuación se describe el API de desarrollo de aplicaciones con LIBPIU. Esta librería puede ser incluida de forma estática y dinámica, usando los ficheros libpiu.a y libpiu.so respectivamente. </text:p>
      <text:p text:style-name="P1">Esta API está diseñada para implementar Pack It Up en nuevos frontends o interfaces de usuario, de forma que da libertad de implementar Pack It Up en una interfaz de usuario con la librería interfaces gráficas que se desee.</text:p>
      <text:list xml:id="list519863351" text:continue-numbering="true" text:style-name="L1">
        <text:list-item>
          <text:list>
            <text:list-item>
              <text:list>
                <text:list-item>
                  <text:p text:style-name="P54">Funciones para la lectura, escritura y tratamiento de ficheros:</text:p>
                </text:list-item>
              </text:list>
            </text:list-item>
          </text:list>
        </text:list-item>
      </text:list>
      <text:p text:style-name="P1">Este conjunto de funciones permite manipular los ficheros con formato PIU. Son el núcleo del proyecto.</text:p>
      <text:p text:style-name="P1">Este módulo trabaja con las siguientes estructuras, y la estructura DATA de el módulo fdhandler.h:</text:p>
      <text:p text:style-name="Código">typedef struct{ </text:p>
      <text:p text:style-name="Código"><text:s text:c="4"/>char *str; </text:p>
      <text:p text:style-name="Código"><text:s text:c="4"/>int len; </text:p>
      <text:p text:style-name="Código">}PIUSTRING; </text:p>
      <text:p text:style-name="Código"/>
      <text:p text:style-name="Código">typedef struct{ </text:p>
      <text:p text:style-name="Código"><text:s text:c="4"/>PIUSTRING *items; </text:p>
      <text:p text:style-name="Código"><text:s text:c="4"/>int nitems; </text:p>
      <text:p text:style-name="Código">}PIUSTRARR; </text:p>
      <text:p text:style-name="Código"/>
      <text:p text:style-name="Código">typedef struct{ </text:p>
      <text:p text:style-name="Código"><text:s text:c="4"/>char *filename; </text:p>
      <text:p text:style-name="Código"><text:s text:c="4"/>unsigned long int size; </text:p>
      <text:p text:style-name="Código">}FILEINFO; </text:p>
      <text:p text:style-name="Código"/>
      <text:p text:style-name="Código">typedef struct{ </text:p>
      <text:p text:style-name="Código"><text:s text:c="4"/>int filecount; </text:p>
      <text:p text:style-name="Código"><text:s text:c="4"/>FILEINFO *fileinfo; </text:p>
      <text:p text:style-name="Código">}FILELIST; </text:p>
      <text:p text:style-name="Standard"/>
      <text:p text:style-name="Standard"/>
      <text:p text:style-name="Código"><text:soft-page-break/>typedef struct{ </text:p>
      <text:p text:style-name="Código"><text:s text:c="4"/>int flistsize; </text:p>
      <text:p text:style-name="Código"><text:s text:c="4"/>FILELIST filelist; </text:p>
      <text:p text:style-name="Código">}HEADERINFO; </text:p>
      <text:p text:style-name="Código"/>
      <text:p text:style-name="Código">typedef struct{ </text:p>
      <text:p text:style-name="Código"><text:s text:c="4"/>HEADERINFO *header; </text:p>
      <text:p text:style-name="Código"><text:s text:c="4"/>DATA *filedata; </text:p>
      <text:p text:style-name="Código">}PIUFILE;</text:p>
      <text:p text:style-name="Código"/>
      <text:p text:style-name="P9"/>
      <text:list xml:id="list273787512" text:style-name="L29">
        <text:list-item>
          <text:p text:style-name="P44">concatpiustrarr</text:p>
        </text:list-item>
      </text:list>
      <text:p text:style-name="P7"><text:span text:style-name="T5">Prototipo</text:span><text:span text:style-name="T1">:</text:span> <text:span text:style-name="T2">char* </text:span><text:span text:style-name="T3">concatpiustrarr(PIUSTRARR *strs);</text:span></text:p>
      <text:p text:style-name="P7"><text:span text:style-name="T5">Descripción</text:span>: Concatena las cadenas contenidas en strs, de forma que formen una ruta del sistema de archivos local. Por ejemplo “usr”, “bin” resultaría en “usr/bin”.</text:p>
      <text:p text:style-name="P4">Parametros de entrada:</text:p>
      <text:p text:style-name="P6">PIUSTRARR *strs</text:p>
      <text:p text:style-name="P7">Array de cadenas PIUSTRARR que se quiere concatenar.</text:p>
      <text:p text:style-name="P4">Valor de retorno:</text:p>
      <text:p text:style-name="P10">Cadena de caracteres (char*) con la ruta resultante de la concatenación.</text:p>
      <text:p text:style-name="P46"/>
      <text:list xml:id="list1312877527" text:continue-numbering="true" text:style-name="L29">
        <text:list-item>
          <text:p text:style-name="P44">piustrsplit</text:p>
        </text:list-item>
      </text:list>
      <text:p text:style-name="P7"><text:span text:style-name="T5">Prototipo</text:span><text:span text:style-name="T1">:</text:span> <text:span text:style-name="T2">PIUSTRARR* </text:span><text:span text:style-name="T3">piustrsplit(PIUSTRING *str, char sep);</text:span></text:p>
      <text:p text:style-name="P7"><text:span text:style-name="T5">Descripción</text:span>: Divide una cadena de texto almacenada en un PIUSTRING tantas veces como el carácter sep aparezca en la cadena, a partir de la posición en el que este aparezca.</text:p>
      <text:p text:style-name="P4">Parametros de entrada:</text:p>
      <text:p text:style-name="P6">PIUSTRARR *strs</text:p>
      <text:p text:style-name="P7">Array de cadenas PIUSTRARR que se quiere concatenar.</text:p>
      <text:p text:style-name="P6"><text:soft-page-break/>char sep</text:p>
      <text:p text:style-name="P7">Caracter que se buscará en la cadena para dividirla.</text:p>
      <text:p text:style-name="P4">Valor de retorno:</text:p>
      <text:p text:style-name="P46">Puntero a estructura PIUSTRARR con la lista de cadenas que han resultado a partir de la división.</text:p>
      <text:p text:style-name="P46"/>
      <text:list xml:id="list443154104" text:continue-numbering="true" text:style-name="L29">
        <text:list-item>
          <text:p text:style-name="P44">rmparentname</text:p>
        </text:list-item>
      </text:list>
      <text:p text:style-name="P7"><text:span text:style-name="T5">Prototipo</text:span><text:span text:style-name="T1">:</text:span> <text:span text:style-name="T2">PIUSTRING* </text:span><text:span text:style-name="T3">rmparentpathname(PIUSTRING *path);</text:span></text:p>
      <text:p text:style-name="P7"><text:span text:style-name="T5">Descripción</text:span>: Elimina las referencias a el directorio padre al que pertenece el primer directorio de la ruta especificada en <text:span text:style-name="T2">path</text:span>, así como referencias a el mismo.</text:p>
      <text:p text:style-name="P4">Parametros de entrada:</text:p>
      <text:p text:style-name="P6">PIUSTRING *path</text:p>
      <text:p text:style-name="P7">Cadena que contiene la ruta a tratar.</text:p>
      <text:p text:style-name="P4">Valor de retorno:</text:p>
      <text:p text:style-name="P46">Cadena de caracteres (PIUSTRING*) con la ruta resultante.</text:p>
      <text:p text:style-name="P46"/>
      <text:list xml:id="list1958302606" text:continue-numbering="true" text:style-name="L29">
        <text:list-item>
          <text:p text:style-name="P44">createpath</text:p>
        </text:list-item>
      </text:list>
      <text:p text:style-name="P7"><text:span text:style-name="T5">Prototipo</text:span><text:span text:style-name="T1">:</text:span> <text:span text:style-name="T2">int </text:span><text:span text:style-name="T3">createpath(PIUSTRING *path);</text:span></text:p>
      <text:p text:style-name="P7"><text:span text:style-name="T5">Descripción</text:span>: Dada una cadena path, crea los directorios de esa cadena en el directorio de trabajo actual, asumiendo que cada elemento en la cadena es un directorio.</text:p>
      <text:p text:style-name="P4">Parametros de entrada:</text:p>
      <text:p text:style-name="P6">PIUSTRING *path</text:p>
      <text:p text:style-name="P7">Cadena que contiene la ruta a crear.</text:p>
      <text:p text:style-name="P7"/>
      <text:p text:style-name="P4"><text:soft-page-break/>Valor de retorno:</text:p>
      <text:p text:style-name="P46">Devuelve 0 en caso de que todo haya ido bien. Devuelve 1 en caso de error.</text:p>
      <text:p text:style-name="P46"/>
      <text:list xml:id="list1597788385" text:continue-numbering="true" text:style-name="L29">
        <text:list-item>
          <text:p text:style-name="P44">newpiustring</text:p>
        </text:list-item>
      </text:list>
      <text:p text:style-name="P7"><text:span text:style-name="T5">Prototipo</text:span><text:span text:style-name="T1">:</text:span> <text:span text:style-name="T2">PIUSTRING* </text:span><text:span text:style-name="T3">newpiustring(int len);</text:span></text:p>
      <text:p text:style-name="P7"><text:span text:style-name="T5">Descripción</text:span>: Crea una nueva estructura PIUSTRING, la cual contiene una cadena de carateres (char *), que será de la longitud que se le especifique a esta función en el parámetro <text:span text:style-name="T2">len</text:span>.</text:p>
      <text:p text:style-name="P4">Parametros de entrada:</text:p>
      <text:p text:style-name="P6">int len</text:p>
      <text:p text:style-name="P7">Longitud de la cadena de caracteres a crear.</text:p>
      <text:p text:style-name="P7"><text:span text:style-name="T5">Valor de retorno:</text:span></text:p>
      <text:p text:style-name="P46">Devuelve un puntero que apunta a la estructura recién creada.</text:p>
      <text:p text:style-name="P46"/>
      <text:list xml:id="list683885672" text:continue-numbering="true" text:style-name="L29">
        <text:list-item>
          <text:p text:style-name="P44">newpiustrarr</text:p>
        </text:list-item>
      </text:list>
      <text:p text:style-name="P7"><text:span text:style-name="T5">Prototipo</text:span><text:span text:style-name="T1">:</text:span> PIUSTRARR<text:span text:style-name="T2">* </text:span><text:span text:style-name="T3">newpiustrarr();</text:span></text:p>
      <text:p text:style-name="P7"><text:span text:style-name="T5">Descripción</text:span>: Crea una estructura PIUSTRARR vacia. Esta almacena cadenas PIUSTRING. Se usa para ciertas funciones de la librería.</text:p>
      <text:p text:style-name="P7"><text:span text:style-name="T5">Valor de retorno:</text:span></text:p>
      <text:p text:style-name="P46">Devuelve un puntero que apunta a la estructura recién creada.</text:p>
      <text:p text:style-name="P46"/>
      <text:p text:style-name="P46"/>
      <text:p text:style-name="P46"/>
      <text:p text:style-name="P46"/>
      <text:list xml:id="list1447491214" text:continue-numbering="true" text:style-name="L29">
        <text:list-item>
          <text:p text:style-name="P44"><text:soft-page-break/>addpiustrarritem</text:p>
        </text:list-item>
      </text:list>
      <text:p text:style-name="P7"><text:span text:style-name="T5">Prototipo</text:span><text:span text:style-name="T1">:</text:span> <text:span text:style-name="T2">PIUSTRARR* </text:span><text:span text:style-name="T3">addpiustrarritem(PIUSTRARR *strs, PIUSTRING* str);</text:span></text:p>
      <text:p text:style-name="P7"><text:span text:style-name="T5">Descripción</text:span>: Añade un nuevo elemento <text:span text:style-name="T4">str</text:span> a la estructura <text:span text:style-name="T2">strs</text:span>. <text:span text:style-name="T2">strs</text:span> debe ser una estructura PIUSTRARR, y el elemento <text:span text:style-name="T2">str</text:span>, una cadena del tipo PIUSTRING.</text:p>
      <text:p text:style-name="P4">Parametros de entrada:</text:p>
      <text:p text:style-name="P6">PIUSTRARR* strs</text:p>
      <text:p text:style-name="P7">Estructura PIUSTRARR a la que añadir el elemento <text:span text:style-name="T2">str</text:span>.</text:p>
      <text:p text:style-name="P6">PIUSTRING* str</text:p>
      <text:p text:style-name="P8">Cadena PIUSTRING que será añadida a la estructura <text:span text:style-name="T2">strs.</text:span></text:p>
      <text:p text:style-name="P7"><text:span text:style-name="T5">Valor de retorno:</text:span></text:p>
      <text:p text:style-name="P46">Devuelve un puntero que apunta a la estructura <text:span text:style-name="T2">strs</text:span>.</text:p>
      <text:p text:style-name="P46"/>
      <text:list xml:id="list2165797976" text:continue-numbering="true" text:style-name="L29">
        <text:list-item>
          <text:p text:style-name="P44">substr</text:p>
        </text:list-item>
      </text:list>
      <text:p text:style-name="P7"><text:span text:style-name="T5">Prototipo</text:span><text:span text:style-name="T1">:</text:span> <text:span text:style-name="T4">int</text:span><text:span text:style-name="T3"> substr(char* dest, char* src, int start, int end);</text:span></text:p>
      <text:p text:style-name="P7"><text:span text:style-name="T5">Descripción</text:span>: Crea una subcadena de caracteres a partir de la cadena <text:span text:style-name="T2">src</text:span> dada, desde la posición <text:span text:style-name="T2">start</text:span>, hasta la posición <text:span text:style-name="T2">end</text:span>, y la almacena en <text:span text:style-name="T2">dest</text:span>. La función asume que tanto <text:span text:style-name="T2">src</text:span> como <text:span text:style-name="T2">dest</text:span>, apuntan a bloques de memoria con el espacio necesario previamente reservado antes de llamar a la función. De lo contrario, el comportamiento de la función substr puede llegar a ser impredecible, causando en el mejor de los casos un desbordamiento de buffer, o un acceso ilegal a memoria.</text:p>
      <text:p text:style-name="P4">Parametros de entrada:</text:p>
      <text:p text:style-name="P6">char* dest</text:p>
      <text:p text:style-name="P7">Puntero a cadena de caracteres donde será almacenada la subcadena resultante.</text:p>
      <text:p text:style-name="P6">char* src</text:p>
      <text:p text:style-name="P7">Puntero a cadena de caracteres donde está almacenada la cadena de caracteres con la que se desea trabajar.</text:p>
      <text:p text:style-name="P6"><text:soft-page-break/>Int start</text:p>
      <text:p text:style-name="P7">Posición en <text:span text:style-name="T2">src</text:span> donde empieza la subcadena.</text:p>
      <text:p text:style-name="P6">Int end</text:p>
      <text:p text:style-name="P7">Posición en <text:span text:style-name="T2">src</text:span> donde termina la subcadena.</text:p>
      <text:p text:style-name="P7"><text:span text:style-name="T5">Valor de retorno:</text:span></text:p>
      <text:p text:style-name="P46">Devuelve el número de caracteres que se han copiado desde <text:span text:style-name="T2">src</text:span> hacia <text:span text:style-name="T2">dest </text:span>de la subcadena.</text:p>
      <text:p text:style-name="P46"/>
      <text:list xml:id="list1498009469" text:continue-numbering="true" text:style-name="L29">
        <text:list-item>
          <text:p text:style-name="P44">ispiufile</text:p>
        </text:list-item>
      </text:list>
      <text:p text:style-name="P7"><text:span text:style-name="T5">Prototipo</text:span><text:span text:style-name="T1">:</text:span> <text:span text:style-name="T4">int </text:span><text:span text:style-name="T3">ispiufile(int fd);</text:span></text:p>
      <text:p text:style-name="P7"><text:span text:style-name="T5">Descripción</text:span>: Comprueba si el fichero al que apunta el descriptor de fichero <text:span text:style-name="T2">fd</text:span>, es un fichero con un formato de fichero PIU valido.</text:p>
      <text:p text:style-name="P4">Parametros de entrada:</text:p>
      <text:p text:style-name="P6">int fd</text:p>
      <text:p text:style-name="P7">Descriptor del fichero que se quiere comprobar.</text:p>
      <text:p text:style-name="P7"><text:span text:style-name="T5">Valor de retorno:</text:span></text:p>
      <text:p text:style-name="P46">Devuelve 1 si <text:span text:style-name="T2">fd</text:span> es un fichero PIU valido, 0 si no lo es.</text:p>
      <text:p text:style-name="P46"/>
      <text:list xml:id="list1946073944" text:continue-numbering="true" text:style-name="L29">
        <text:list-item>
          <text:p text:style-name="P44">getflistsize</text:p>
        </text:list-item>
      </text:list>
      <text:p text:style-name="P7"><text:span text:style-name="T5">Prototipo</text:span><text:span text:style-name="T1">:</text:span> <text:span text:style-name="T4">int</text:span><text:span text:style-name="T3"> getflistsize(int fd);</text:span></text:p>
      <text:p text:style-name="P7"><text:span text:style-name="T5">Descripción</text:span>: Obtiene del fichero apuntado por el descriptor <text:span text:style-name="T2">fd</text:span>, el tamaño en bytes que ocupa la lista de ficheros que contiene la cabecera del fichero PIU.</text:p>
      <text:p text:style-name="P7"/>
      <text:p text:style-name="P7"/>
      <text:p text:style-name="P4"><text:soft-page-break/>Parametros de entrada:</text:p>
      <text:p text:style-name="P6">int fd</text:p>
      <text:p text:style-name="P7">Descriptor de fichero del fichero a tratar.</text:p>
      <text:p text:style-name="P7"><text:span text:style-name="T5">Valor de retorno:</text:span></text:p>
      <text:p text:style-name="P46">Devuelve el tamaño en bytes de la lista de ficheros que contiene la cabecera del fichero PIU que apunta el descriptor <text:span text:style-name="T2">fd</text:span>.</text:p>
      <text:p text:style-name="P46"/>
      <text:list xml:id="list580375837" text:continue-numbering="true" text:style-name="L29">
        <text:list-item>
          <text:p text:style-name="P44">getfileinfolist</text:p>
        </text:list-item>
      </text:list>
      <text:p text:style-name="P7"><text:span text:style-name="T5">Prototipo</text:span><text:span text:style-name="T1">:</text:span> <text:span text:style-name="T4">FILEINFO* </text:span><text:span text:style-name="T3">getfileinfolist(int fd, int numfiles);</text:span></text:p>
      <text:p text:style-name="P7"><text:span text:style-name="T5">Descripción</text:span>: Obtiene la lista de ficheros de la cabecera del fichero PIU apuntado por el descriptor de ficheros dado en fd. Necesita pasarle como parámetro en numfiles, el número de ficheros que debe leer de la lista de la cabecera.</text:p>
      <text:p text:style-name="P4">Parametros de entrada:</text:p>
      <text:p text:style-name="P6">int fd</text:p>
      <text:p text:style-name="P7">Descriptor de fichero que apunta al fichero que se quiere tratar.</text:p>
      <text:p text:style-name="P7">Int numfiles</text:p>
      <text:p text:style-name="P7">Numero de ficheros que debe tener la lista de ficheros que se va a leer.</text:p>
      <text:p text:style-name="P7"><text:span text:style-name="T5">Valor de retorno:</text:span></text:p>
      <text:p text:style-name="P46">Devuelve un puntero a una estructura de tipo FILEINFO en caso de no haber problemas de lectura. Devuelve NULL en caso de error.</text:p>
      <text:p text:style-name="P46"/>
      <text:list xml:id="list1660384812" text:continue-numbering="true" text:style-name="L29">
        <text:list-item>
          <text:p text:style-name="P44">getpiuheader</text:p>
        </text:list-item>
      </text:list>
      <text:p text:style-name="P7"><text:span text:style-name="T5">Prototipo</text:span><text:span text:style-name="T1">:</text:span> <text:span text:style-name="T4">HEADERINFO* </text:span><text:span text:style-name="T3">getpiuheader(int fd);</text:span></text:p>
      <text:p text:style-name="P7"><text:span text:style-name="T5">Descripción</text:span>: Obtiene del fichero apuntado por el descriptor de fichero dado en <text:span text:style-name="T2">fd</text:span>, la cabecera completa del fichero PIU.</text:p>
      <text:p text:style-name="P4"><text:soft-page-break/>Parametros de entrada:</text:p>
      <text:p text:style-name="P6">int fd</text:p>
      <text:p text:style-name="P7">Descriptor del fichero con el que se quiere tratar.</text:p>
      <text:p text:style-name="P7"><text:span text:style-name="T5">Valor de retorno:</text:span></text:p>
      <text:p text:style-name="P46">Devuelve un puntero a una estructura del tipo HEADERINFO con los datos de la cabecera del fichero PIU dado en el descriptor <text:span text:style-name="T2">fd</text:span>. Si <text:span text:style-name="T2">fd</text:span> no es un fichero PIU valido, o no contiene ficheros, o bien ha ocurrido un fallo en la lectura del fichero, la función devolverá NULL.</text:p>
      <text:p text:style-name="P46"/>
      <text:list xml:id="list1377737177" text:continue-numbering="true" text:style-name="L29">
        <text:list-item>
          <text:p text:style-name="P44">openpiufile</text:p>
        </text:list-item>
      </text:list>
      <text:p text:style-name="P7"><text:span text:style-name="T5">Prototipo</text:span><text:span text:style-name="T1">:</text:span> <text:span text:style-name="T4">PIUFILE*</text:span><text:span text:style-name="T3"> openpiufile(char *file);</text:span></text:p>
      <text:p text:style-name="P7"><text:span text:style-name="T5">Descripción</text:span>: Carga en memoria completamente un fichero PIU dada la ruta en <text:span text:style-name="T2">file</text:span>.</text:p>
      <text:p text:style-name="P4">Parametros de entrada:</text:p>
      <text:p text:style-name="P6">char* file</text:p>
      <text:p text:style-name="P7">Cadena de caracteres con la ruta hacia el fichero con el que se quiere trabajar.</text:p>
      <text:p text:style-name="P7"><text:span text:style-name="T5">Valor de retorno:</text:span></text:p>
      <text:p text:style-name="P46">Devuelve una estructura PIUFILE que contiene todos los datos relacionados con el fichero PIU especificado en file. En caso de error, devuelve NULL, y la variable piu_errorno toma un valor dependiendo del error ocurrido, de entre los posibles valores definidos como macros en errors.h. Estas macros se reconocen por el patrón E_X donde X es el tipo de error ocurrido, como por ejemplo E_PIUFILENOTVALID.</text:p>
      <text:p text:style-name="P46"/>
      <text:p text:style-name="P46"/>
      <text:p text:style-name="P46"/>
      <text:p text:style-name="P46"/>
      <text:p text:style-name="P46"/>
      <text:list xml:id="list711927749" text:continue-numbering="true" text:style-name="L29">
        <text:list-item>
          <text:p text:style-name="P44"><text:soft-page-break/>createpiufile</text:p>
        </text:list-item>
      </text:list>
      <text:p text:style-name="P7"><text:span text:style-name="T5">Prototipo</text:span><text:span text:style-name="T1">:</text:span> <text:span text:style-name="T4">PIUFILE*</text:span><text:span text:style-name="T3"> createpiufile();</text:span></text:p>
      <text:p text:style-name="P7"><text:span text:style-name="T5">Descripción</text:span>: Crea una nueva estructura PIUFILE.</text:p>
      <text:p text:style-name="P7"><text:span text:style-name="T5">Valor de retorno:</text:span></text:p>
      <text:p text:style-name="P46">Devuelve una estructura PIUFILE limpia, para poder crear un nuevo fichero de formato PIU.</text:p>
      <text:p text:style-name="P46"/>
      <text:list xml:id="list830802252" text:continue-numbering="true" text:style-name="L29">
        <text:list-item>
          <text:p text:style-name="P44">writepiu</text:p>
        </text:list-item>
      </text:list>
      <text:p text:style-name="P7"><text:span text:style-name="T5">Prototipo</text:span><text:span text:style-name="T1">:</text:span> <text:span text:style-name="T2">int</text:span><text:span text:style-name="T3"> writepiu(PIUFILE* piu, char* filepath);</text:span></text:p>
      <text:p text:style-name="P7"><text:span text:style-name="T5">Descripción</text:span>: Escribe la estructura PIU cargada en memoria <text:span text:style-name="T2">piu</text:span>, en el fichero del sistema de ficheros <text:span text:style-name="T2">filepath</text:span>. Si <text:span text:style-name="T2">filepath</text:span> no existe, se crea un nuevo fichero.</text:p>
      <text:p text:style-name="P4">Parametros de entrada:</text:p>
      <text:p text:style-name="P6">PIUFILE* piu</text:p>
      <text:p text:style-name="P7">Estructura PIU que se desea escribir en el sistema de archivos.</text:p>
      <text:p text:style-name="P7">Char* filepath</text:p>
      <text:p text:style-name="P7">Ruta en el sistema de ficheros que indica donde será guardado el fichero PIU.</text:p>
      <text:p text:style-name="P7"><text:span text:style-name="T5">Valor de retorno:</text:span></text:p>
      <text:p text:style-name="P46">Devuelve 1 en caso de éxito. En caso de error, devuelve 0 y piu_errno se ajusta a uno de los valores de las macros definidas en errors.h dependiendo de el error ocurrido.</text:p>
      <text:p text:style-name="P46"/>
      <text:list xml:id="list932491834" text:continue-numbering="true" text:style-name="L29">
        <text:list-item>
          <text:p text:style-name="P44">addfile</text:p>
        </text:list-item>
      </text:list>
      <text:p text:style-name="P7"><text:span text:style-name="T5">Prototipo</text:span><text:span text:style-name="T1">:</text:span> int<text:span text:style-name="T3"> addfile(PIUFILE* piu, char* filepath);</text:span></text:p>
      <text:p text:style-name="P7"><text:span text:style-name="T5">Descripción</text:span>: Añade a la estructura dada por <text:span text:style-name="T2">piu</text:span>, la información sobre el nombre de fichero y su tamaño y el puntero hacia los datos del fichero en la ruta dada en <text:span text:style-name="T2">filepath</text:span>.</text:p>
      <text:p text:style-name="P7"><text:s/></text:p>
      <text:p text:style-name="P4"><text:soft-page-break/>Parametros de entrada:</text:p>
      <text:p text:style-name="P6">PIUFILE* piu</text:p>
      <text:p text:style-name="P7">Estructura PIU en la que se añadirán los datos pertenecientes al fichero que se quiere cargar en ella.</text:p>
      <text:p text:style-name="P6">char* filepath</text:p>
      <text:p text:style-name="P7">Ruta del sistema de ficheros donde se encuentra el fichero que se quiere añadir a la estructura PIU.</text:p>
      <text:p text:style-name="P7"><text:span text:style-name="T5">Valor de retorno:</text:span></text:p>
      <text:p text:style-name="P46">Devuelve 1 en caso de éxito. En caso de error devuelve 0 y la variable piu_errno toma un valor de los definidos en errors.h dependiendo del error ocurrido.</text:p>
      <text:list xml:id="list769071500" text:continue-list="list519863351" text:style-name="L1">
        <text:list-item>
          <text:list>
            <text:list-item>
              <text:list>
                <text:list-item>
                  <text:p text:style-name="P54">Funciones para la detección de errores en tiempo de ejecución:</text:p>
                </text:list-item>
              </text:list>
            </text:list-item>
          </text:list>
        </text:list-item>
      </text:list>
      <text:p text:style-name="P3">Este conjunto de funciones ayuda en el diagnóstico de problemas que surjan en tiempo de ejecución en el programa. Es un sistema sencillo, pensando en el sistema de errores que implementa el kernel linux con "errno.h".</text:p>
      <text:p text:style-name="P3">Lo siguiente son las constantes (macros) que el fichero de cabecera errors.h incluye. Cada una de esas macros define un tipo de error que puede ocurrir durante la ejecución de PackItUp.</text:p>
      <text:p text:style-name="Código">#define E_NOERROR <text:s text:c="10"/>0 </text:p>
      <text:p text:style-name="Código">#define E_CANNOTREADFILE <text:s text:c="2"/>-1 </text:p>
      <text:p text:style-name="Código">#define E_CANNOTWRITEFILE <text:s/>-2 </text:p>
      <text:p text:style-name="Código">#define E_PIUFILENOTVALID <text:s/>-3 </text:p>
      <text:p text:style-name="Código">#define E_CANNOTOPENFILE <text:s text:c="2"/>-4</text:p>
      <text:p text:style-name="P1"/>
      <text:p text:style-name="P3">Esta variable es la que se usa internamente dentro del módulo de errores. Como se observa, se hace pública hacia el exterior. Esto se hizo así para facilitar la depuración.</text:p>
      <text:p text:style-name="Código">extern int piu_errno; </text:p>
      <text:p text:style-name="P1"/>
      <text:p text:style-name="P3">En próximas versiones esta variable dejará de estar disponible, y se deberá de usar por <text:soft-page-break/>el contrario la función set_errorno() pasándole la constante correspondiente a el error que se quiere identificar.</text:p>
      <text:p text:style-name="P3"/>
      <text:list xml:id="list731353526" text:continue-list="list932491834" text:style-name="L29">
        <text:list-item>
          <text:p text:style-name="P45">set_errorno</text:p>
        </text:list-item>
      </text:list>
      <text:p text:style-name="P7"><text:span text:style-name="T5">Prototipo</text:span><text:span text:style-name="T1">:</text:span> <text:span text:style-name="T2">void </text:span><text:span text:style-name="T3">set_errorno(int);</text:span></text:p>
      <text:p text:style-name="P7"><text:span text:style-name="T5">Descripción</text:span>: Esta función pone la variable externa piu_errno al valor entero que se le pase como parámetro. Se usa con las macros de error incluidas en el fichero de cabecera.</text:p>
      <text:p text:style-name="P4">Parametros de entrada:</text:p>
      <text:p text:style-name="P6">int piu_errno</text:p>
      <text:p text:style-name="P7">Valor entero que represente uno de los errores descritos en el fichero de cabecera.</text:p>
      <text:p text:style-name="Standard"/>
      <text:list xml:id="list1529285798" text:continue-numbering="true" text:style-name="L29">
        <text:list-item>
          <text:p text:style-name="P44">piu_errmsg</text:p>
        </text:list-item>
      </text:list>
      <text:p text:style-name="P7"><text:span text:style-name="T5">Prototipo</text:span><text:span text:style-name="T1">:</text:span> <text:span text:style-name="T2">char* </text:span><text:span text:style-name="T3">piu_errmsg()</text:span></text:p>
      <text:p text:style-name="P7"><text:span text:style-name="T5">Descripción</text:span>: Devuelve un mensaje de error para imprimir por pantalla del error mas reciente. Hace falta pasarle la variable piu_errorno de la cabecera para que funcione.</text:p>
      <text:p text:style-name="P4">Parametros de entrada:</text:p>
      <text:p text:style-name="P6">extern int piu_errorno</text:p>
      <text:p text:style-name="P7">La variable piu_errorno que se incluye en la cabecera.</text:p>
      <text:p text:style-name="P4">Valor de retorno:</text:p>
      <text:p text:style-name="P7">Cadena de caracteres (char*) con el mensaje de error correspondiente al error dado según extern int piu_errorno.</text:p>
      <text:p text:style-name="Standard"/>
      <text:p text:style-name="Standard"/>
      <text:p text:style-name="Standard"/>
      <text:p text:style-name="Standard"><text:soft-page-break/></text:p>
      <text:p text:style-name="Standard"/>
      <text:p text:style-name="Standard"/>
      <text:list xml:id="list888323433" text:continue-list="list769071500" text:style-name="L1">
        <text:list-item>
          <text:list>
            <text:list-item>
              <text:list>
                <text:list-item>
                  <text:p text:style-name="P55">Funciones para carga y guardado de datos binarios para ficheros:</text:p>
                </text:list-item>
              </text:list>
            </text:list-item>
          </text:list>
        </text:list-item>
      </text:list>
      <text:p text:style-name="P3">Estas funciones forma una capa de software de mas alto nivel de complejidad que se apoyan en las funciones del kernel linux para cargar y guardar ficheros, de forma que no tenemos que tratar con el cursor del fichero ni de obtener su tamaño. Trabaja con una estructura de datos sencilla que asocia el tamaño de los datos cargados con un puntero que contiene la dirección de memoria donde se ubican.</text:p>
      <text:p text:style-name="P3">La estructura de datos es la siguiente:</text:p>
      <text:p text:style-name="Código">typedef struct </text:p>
      <text:p text:style-name="Código">{ </text:p>
      <text:p text:style-name="Código"><text:s text:c="4"/>void *data; </text:p>
      <text:p text:style-name="Código"><text:s text:c="4"/>unsigned long size; </text:p>
      <text:p text:style-name="Código">}DATA;</text:p>
      <text:p text:style-name="P7">Las siguientes macros son usadas por la función fileopen(), y se encuentran definidas en la cabecera del fichero fdhandler.h.</text:p>
      <text:p text:style-name="Código">#define FMUSTEXIST 0 </text:p>
      <text:p text:style-name="Código">#define FCREATE <text:s text:c="3"/>1</text:p>
      <text:p text:style-name="Standard"/>
      <text:list xml:id="list1814962118" text:continue-list="list1529285798" text:style-name="L29">
        <text:list-item>
          <text:p text:style-name="P45">fileopen</text:p>
        </text:list-item>
      </text:list>
      <text:p text:style-name="P7"><text:span text:style-name="T5">Prototipo</text:span><text:span text:style-name="T1">:</text:span> <text:span text:style-name="T2">int </text:span><text:span text:style-name="T3">fileopen(char *path, int create);</text:span></text:p>
      <text:p text:style-name="P7"><text:span text:style-name="T5">Descripción</text:span>: Esta función es un wrapper (envoltorio) de la función open() de la API de sistema de linux, escrito con el propósito de hacer mas claro el código. Devuelve un descriptor de fichero asociado al fichero dado en path, si path existe. Si el fichero en path no existe, devolverá -1 si create tiene el valor FMUSTEXIST, o bien un descriptor asociado a un nuevo fichero que se creará con ese nombre en caso de que se use la opción FCREATE.</text:p>
      <text:p text:style-name="P7"/>
      <text:p text:style-name="P7"><text:soft-page-break/></text:p>
      <text:p text:style-name="P7"/>
      <text:p text:style-name="P7"/>
      <text:p text:style-name="P4">Parametros de entrada:</text:p>
      <text:p text:style-name="P6">char* path</text:p>
      <text:p text:style-name="P7">Ruta al fichero deseado.</text:p>
      <text:p text:style-name="P6">Int create</text:p>
      <text:p text:style-name="P7">Crea o no el fichero en caso de que el fichero no exista en el sistema de archivos. Puede tomar el valor de FMUSTEXIST o FCREATE.</text:p>
      <text:p text:style-name="P4">Valor de retorno:</text:p>
      <text:p text:style-name="P7">Valor de tipo int con el descriptor de fichero, o bien -1 en caso de error.</text:p>
      <text:p text:style-name="Standard"/>
      <text:list xml:id="list1093861863" text:continue-numbering="true" text:style-name="L29">
        <text:list-item>
          <text:p text:style-name="P44">loadfile</text:p>
        </text:list-item>
      </text:list>
      <text:p text:style-name="P7"><text:span text:style-name="T5">Prototipo</text:span><text:span text:style-name="T1">:</text:span> <text:span text:style-name="T2">DATA* </text:span><text:span text:style-name="T3">loadfile(char *path);</text:span></text:p>
      <text:p text:style-name="P7"><text:span text:style-name="T5">Descripción</text:span>: Esta función carga el fichero <text:span text:style-name="T2">path</text:span> completamente en memoria y devuelve un puntero a una estructura DATA para acceder a los datos cargados.</text:p>
      <text:p text:style-name="P4">Parametros de entrada:</text:p>
      <text:p text:style-name="P6">char* path</text:p>
      <text:p text:style-name="P7">Ruta al fichero deseado.</text:p>
      <text:p text:style-name="P4">Valor de retorno:</text:p>
      <text:p text:style-name="P7">Puntero a DATA con los datos del fichero cargado, o NULL en caso de fallo, el cual tambien piu_errno toma un valor de los especificados en errors.h.</text:p>
      <text:p text:style-name="Standard"/>
      <text:p text:style-name="Standard"/>
      <text:p text:style-name="Standard"><text:soft-page-break/></text:p>
      <text:p text:style-name="Standard"/>
      <text:p text:style-name="Standard"/>
      <text:list xml:id="list60201440" text:continue-numbering="true" text:style-name="L29">
        <text:list-item>
          <text:p text:style-name="P44">loadchkfile</text:p>
        </text:list-item>
      </text:list>
      <text:p text:style-name="P7"><text:span text:style-name="T5">Prototipo</text:span><text:span text:style-name="T1">:</text:span> <text:span text:style-name="T2">DATA* </text:span><text:span text:style-name="T3">loadchkfile(int fd, unsigned long offset, unsigned long size);</text:span></text:p>
      <text:p text:style-name="P7"><text:span text:style-name="T5">Descripción</text:span>: Esta función carga un fragmento del fichero apuntado por el descriptor de fichero <text:span text:style-name="T2">fd</text:span>, del tamaño <text:span text:style-name="T2">size</text:span> y que se ubica en el fichero en el byte especificado por <text:span text:style-name="T2">offset</text:span>.</text:p>
      <text:p text:style-name="P4">Parametros de entrada:</text:p>
      <text:p text:style-name="P6">int fd</text:p>
      <text:p text:style-name="P7">Descriptor de fichero que apunta a el archivo deseado.</text:p>
      <text:p text:style-name="P6">unsigned long offset</text:p>
      <text:p text:style-name="P7">Ubicación de los datos en el fichero.</text:p>
      <text:p text:style-name="P7">Unsigned long size</text:p>
      <text:p text:style-name="P7">Tamaño de los datos a cargar. Si <text:span text:style-name="T2">offset</text:span> + <text:span text:style-name="T2">size</text:span> superan al tamaño del fichero, se cargarán tantos bytes como haya hasta el final del mismo.</text:p>
      <text:p text:style-name="P4">Valor de retorno:</text:p>
      <text:p text:style-name="P7">Valor de tipo int con el descriptor de fichero, o bien -1 en caso de error.</text:p>
      <text:p text:style-name="Standard"/>
      <text:list xml:id="list1829054529" text:continue-numbering="true" text:style-name="L29">
        <text:list-item>
          <text:p text:style-name="P44">savetofile</text:p>
        </text:list-item>
      </text:list>
      <text:p text:style-name="P7"><text:span text:style-name="T5">Prototipo</text:span><text:span text:style-name="T1">:</text:span> unsigned long<text:span text:style-name="T2"> </text:span><text:span text:style-name="T3">savetofile(char* path, DATA* data);</text:span></text:p>
      <text:p text:style-name="P7"><text:span text:style-name="T5">Descripción</text:span>: Esta función guarda los datos contenidos en <text:span text:style-name="T2">data</text:span> en la ubicación dada en <text:span text:style-name="T2">path</text:span>. Si el archivo existe, lo sobreescribe.</text:p>
      <text:p text:style-name="P4">Parametros de entrada:</text:p>
      <text:p text:style-name="P6">char* path</text:p>
      <text:p text:style-name="P7"><text:soft-page-break/>Ruta al fichero deseado.</text:p>
      <text:p text:style-name="P7"/>
      <text:p text:style-name="P7"/>
      <text:p text:style-name="P6">DATA* data</text:p>
      <text:p text:style-name="P8">Estructura que contiene la información de los datos y el contenido de estos a escribir en el fichero.</text:p>
      <text:p text:style-name="P4">Valor de retorno:</text:p>
      <text:p text:style-name="P7">Valor de tipo long con la cantidad de bytes escritos en el fichero, o 0 en caso de error.</text:p>
      <text:p text:style-name="Standard"/>
      <text:list xml:id="list49094666" text:continue-numbering="true" text:style-name="L29">
        <text:list-item>
          <text:p text:style-name="P44">savetofd</text:p>
        </text:list-item>
      </text:list>
      <text:p text:style-name="P7"><text:span text:style-name="T5">Prototipo</text:span><text:span text:style-name="T1">:</text:span> <text:span text:style-name="T2">unsigned long </text:span><text:span text:style-name="T3">savetofd(int fd, DATA *data);</text:span></text:p>
      <text:p text:style-name="P7"><text:span text:style-name="T5">Descripción</text:span>: Guarda en el fichero apuntado por el descriptor de fichero <text:span text:style-name="T2">fd</text:span>, los datos contenidos en <text:span text:style-name="T2">data</text:span>. </text:p>
      <text:p text:style-name="P4">Parametros de entrada:</text:p>
      <text:p text:style-name="P6">int fd</text:p>
      <text:p text:style-name="P7">Descriptor de fichero que apunta al fichero en el que se quiere guardar.</text:p>
      <text:p text:style-name="P6">DATA* data</text:p>
      <text:p text:style-name="P7">Puntero a la estructura DATA que contiene los datos a escribir.</text:p>
      <text:p text:style-name="P4">Valor de retorno:</text:p>
      <text:p text:style-name="P7">Valor de tipo long con los bytes escritos en el fichero, o 0 en caso de error.</text:p>
      <text:p text:style-name="P5"/>
      <text:list xml:id="list1381362003" text:continue-numbering="true" text:style-name="L29">
        <text:list-item>
          <text:p text:style-name="P44">saveappend</text:p>
        </text:list-item>
      </text:list>
      <text:p text:style-name="P7"><text:span text:style-name="T5">Prototipo</text:span><text:span text:style-name="T1">:</text:span> int <text:span text:style-name="T3">saveappend(int fd, DATA* data);</text:span></text:p>
      <text:p text:style-name="P7"><text:span text:style-name="T5">Descripción</text:span>: Esta función guarda al final del fichero apuntado por fd, los datos <text:soft-page-break/>contenidos en data. </text:p>
      <text:p text:style-name="P7"/>
      <text:p text:style-name="P7"/>
      <text:p text:style-name="P4">Parametros de entrada:</text:p>
      <text:p text:style-name="P6">int fd</text:p>
      <text:p text:style-name="P7">Descriptor de fichero que apunta al fichero deseado.</text:p>
      <text:p text:style-name="P6">DATA* data</text:p>
      <text:p text:style-name="P7">Puntero a estructura DATA que contiene los datos a escribir en el fichero.</text:p>
      <text:p text:style-name="P4">Valor de retorno:</text:p>
      <text:p text:style-name="P7">Valor de tipo int con el descriptor de fichero, o bien -1 en caso de error.</text:p>
      <text:p text:style-name="P7"/>
      <text:list xml:id="list50475278" text:continue-numbering="true" text:style-name="L29">
        <text:list-item>
          <text:p text:style-name="P44">freedata</text:p>
        </text:list-item>
      </text:list>
      <text:p text:style-name="P7"><text:span text:style-name="T5">Prototipo</text:span><text:span text:style-name="T1">:</text:span> void<text:span text:style-name="T2"> </text:span><text:span text:style-name="T3">freedata(DATA* data);</text:span></text:p>
      <text:p text:style-name="P7"><text:span text:style-name="T5">Descripción</text:span>: Libera de la memoria completamente la dirección de memoria que contiene la estructura DATA apuntada por <text:span text:style-name="T2">data</text:span>.</text:p>
      <text:p text:style-name="P4">Parametros de entrada:</text:p>
      <text:p text:style-name="P6">DATA* data</text:p>
      <text:p text:style-name="P7">Puntero a estructura DATA que se desea liberar de la memoria.</text:p>
      <text:list xml:id="list1923039958" text:continue-numbering="true" text:style-name="L29">
        <text:list-header>
          <text:p text:style-name="P4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 svg:font-family="Mangal"/>
    <style:font-face style:name="OpenSymbol" svg:font-family="OpenSymbol"/>
    <style:font-face style:name="Calibri" svg:font-family="Calibri" style:font-family-generic="swiss"/>
    <style:font-face style:name="Inconsolata" svg:font-family="Inconsolata" style:font-adornments="Predeterminado" style:font-pitch="fixed"/>
    <style:font-face style:name="Arial" svg:font-family="Arial" style:font-family-generic="swiss" style:font-pitch="variable"/>
    <style:font-face style:name="FreeSans" svg:font-family="Free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alibri" fo:font-size="12pt" fo:language="es" fo:country="ES" style:font-name-asian="Calibri" style:font-size-asian="12pt" style:language-asian="es" style:country-asian="ES" style:font-name-complex="Calibri"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style:text-properties style:font-name="FreeSans" fo:font-size="11pt" style:font-size-asian="11pt"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imer_20_nivel" style:display-name="Primer nivel" style:family="paragraph" style:parent-style-name="Standard" style:auto-update="true" style:class="text">
      <style:paragraph-properties fo:margin-top="0cm" fo:margin-bottom="0.353cm" fo:line-height="115%" fo:background-color="#004586">
        <style:background-image/>
      </style:paragraph-properties>
      <style:text-properties fo:color="#ffffff" fo:font-size="13pt" style:text-underline-style="solid" style:text-underline-width="auto" style:text-underline-color="font-color" fo:font-weight="bold" fo:background-color="transparent" style:font-size-asian="13pt" style:font-weight-asian="bold" style:font-size-complex="13pt" style:font-weight-complex="bold"/>
    </style:style>
    <style:style style:name="Segundo_20_nivel" style:display-name="Segundo nivel" style:family="paragraph" style:parent-style-name="Standard" style:auto-update="true" style:class="text">
      <style:paragraph-properties fo:margin-top="0.199cm" fo:margin-bottom="0.3cm" fo:background-color="transparent" style:shadow="none">
        <style:tab-stops/>
        <style:background-image/>
      </style:paragraph-properties>
      <style:text-properties fo:color="#0066cc" fo:font-size="13pt" style:text-underline-style="solid" style:text-underline-type="double" style:text-underline-width="auto" style:text-underline-color="font-color" style:font-relief="embossed"/>
    </style:style>
    <style:style style:name="Tercer_20_nivel" style:display-name="Tercer nivel" style:family="paragraph" style:parent-style-name="Standard" style:class="text">
      <style:paragraph-properties fo:margin-top="0cm" fo:margin-bottom="0.101cm"/>
      <style:text-properties fo:font-size="12pt" fo:text-shadow="1pt 1pt" style:text-underline-style="solid" style:text-underline-width="auto" style:text-underline-color="font-color"/>
    </style:style>
    <style:style style:name="Cuarto_20_o_20_inferior_20_nivel" style:display-name="Cuarto o inferior nivel" style:family="paragraph" style:parent-style-name="Standard" style:class="text">
      <style:text-properties fo:text-transform="uppercase" fo:font-size="9pt" fo:font-style="italic" fo:text-shadow="1pt 1pt" fo:font-weight="normal" style:font-size-asian="9pt" style:font-style-asian="italic" style:font-size-complex="9pt" style:font-style-complex="italic"/>
    </style:style>
    <style:style style:name="Subsección" style:family="paragraph" style:parent-style-name="Standard" style:class="text">
      <style:paragraph-properties fo:margin-left="2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ódigo" style:family="paragraph" style:parent-style-name="Standard" style:class="text">
      <style:paragraph-properties fo:margin-left="1.199cm" fo:margin-right="2cm" fo:margin-top="0cm" fo:margin-bottom="0.049cm" fo:line-height="100%" fo:text-indent="0cm" style:auto-text-indent="false" fo:background-color="#ffffcc" fo:padding="0.049cm" fo:border="0.51pt solid #000000" style:shadow="#808080 0.18cm 0.18cm">
        <style:tab-stops/>
        <style:background-image/>
      </style:paragraph-properties>
      <style:text-properties style:font-name="Inconsolata" fo:font-size="11pt" fo:font-weight="normal" fo:background-color="#ffffcc" style:language-asian="zxx" style:country-asian="none" style:language-complex="zxx" style:country-complex="none"/>
    </style:style>
    <style:style style:name="Consola" style:family="paragraph" style:parent-style-name="Standard" style:class="text">
      <style:paragraph-properties fo:margin-left="1.401cm" fo:margin-right="1.799cm" fo:margin-top="0cm" fo:margin-bottom="0cm" fo:line-height="100%" fo:text-indent="0cm" style:auto-text-indent="false" fo:background-color="#99ccff">
        <style:background-image/>
      </style:paragraph-properties>
      <style:text-properties fo:font-size="9pt"/>
    </style:style>
    <style:style style:name="Numbering_20_Symbols" style:display-name="Numbering Symbols" style:family="text">
      <style:text-properties fo:font-variant="small-caps" fo:color="#0066cc" style:text-underline-style="none" fo:font-weight="bold" fo:background-color="transparent" style:font-weight-asian="bold" style:font-weight-complex="bold" style:font-relief="embosse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1-12-05T17:32:13</dc:date>
    <dc:creator>Adrián Heredia</dc:creator>
    <meta:editing-duration>P5DT18H54M41S</meta:editing-duration>
    <meta:editing-cycles>67</meta:editing-cycles>
    <meta:document-statistic meta:table-count="0" meta:image-count="0" meta:object-count="0" meta:page-count="30" meta:paragraph-count="514" meta:word-count="5069" meta:character-count="31399" meta:non-whitespace-character-count="26210"/>
  </office:meta>
</office:document-meta>
</file>